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objectwithoutfill">
      <style:graphic-properties draw:stroke="dash" draw:stroke-dash="Line_20_Style_20_9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8.626cm" svg:y1="1.016cm" svg:x2="18.626cm" svg:y2="20.32cm">
          <text:p/>
        </draw:line>
        <draw:line draw:style-name="gr1" draw:layer="layout" svg:x1="25.4cm" svg:y1="1.016cm" svg:x2="25.4cm" svg:y2="20.32cm">
          <text:p/>
        </draw:line>
        <draw:line draw:style-name="gr2" draw:layer="layout" svg:x1="18.63cm" svg:y1="9.094cm" svg:x2="10.94cm" svg:y2="9.098cm">
          <text:p/>
        </draw:line>
        <draw:line draw:style-name="gr3" draw:layer="layout" svg:x1="10.16cm" svg:y1="8.182cm" svg:x2="27.024cm" svg:y2="8.168cm">
          <text:p/>
        </draw:line>
        <draw:line draw:style-name="gr1" draw:layer="layout" svg:x1="10.94cm" svg:y1="1.016cm" svg:x2="11.006cm" svg:y2="20.32cm">
          <text:p/>
        </draw:line>
        <draw:g>
          <svg:title>TexMaths</svg:title>
          <svg:desc>12§latex§$snid$§svg§600§TRUE§</svg:desc>
          <draw:polygon draw:style-name="gr4" draw:layer="layout" svg:width="0.816cm" svg:height="0.293cm" svg:x="14.775cm" svg:y="8.602cm" svg:viewBox="0 0 817 294" draw:points="408,294 0,294 0,0 817,0 817,294">
            <text:p/>
          </draw:polygon>
          <draw:path draw:style-name="gr5" draw:layer="layout" svg:width="0.155cm" svg:height="0.191cm" svg:x="14.797cm" svg:y="8.7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14.985cm" svg:y="8.7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5.238cm" svg:y="8.6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5.388cm" svg:y="8.6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6" draw:layer="layout" svg:x1="28cm" svg:y1="-2.54cm" svg:x2="0cm" svg:y2="-2.54cm">
          <text:p/>
        </draw:line>
        <draw:line draw:style-name="gr7" draw:layer="layout" svg:x1="18.626cm" svg:y1="4.68cm" svg:x2="25.4cm" svg:y2="4.68cm">
          <text:p/>
        </draw:line>
        <draw:custom-shape draw:style-name="gr8" draw:text-style-name="P1" draw:layer="layout" svg:width="7.62cm" svg:height="1.691cm" svg:x="19.304cm" svg:y="4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snid}e_{hnid})$\\
for $e_{snid}$ and updates the key-table\\
of HN with $snid,e_{snid}$ §svg§600§FALSE§</svg:desc>
          <draw:polygon draw:style-name="gr9" draw:layer="layout" svg:width="7.194cm" svg:height="1.41cm" svg:x="19.486cm" svg:y="5.044cm" svg:viewBox="0 0 7195 1411" draw:points="3598,1411 0,1411 0,0 7195,0 7195,1411">
            <text:p/>
          </draw:polygon>
          <draw:path draw:style-name="gr5" draw:layer="layout" svg:width="0.288cm" svg:height="0.288cm" svg:x="20.133cm" svg:y="5.073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448cm" svg:y="5.07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161cm" svg:height="0.193cm" svg:x="20.906cm" svg:y="5.17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092cm" svg:y="5.17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304cm" svg:y="5.174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653cm" svg:y="5.174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89cm" svg:y="5.174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119cm" svg:y="5.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286cm" svg:y="5.17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2.475cm" svg:y="5.17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319cm" svg:height="0.288cm" svg:x="22.79cm" svg:y="5.073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3.091cm" svg:y="5.29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242cm" svg:y="5.29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451cm" svg:y="5.2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74cm" svg:y="5.2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765cm" svg:y="5.39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854cm" svg:y="5.21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043cm" svg:y="5.29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252cm" svg:y="5.2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76cm" svg:y="5.2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95cm" svg:y="5.044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737cm" svg:y="5.17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4.935cm" svg:y="5.29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5.087cm" svg:y="5.29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96cm" svg:y="5.2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42cm" svg:y="5.2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162cm" svg:height="0.191cm" svg:x="25.618cm" svg:y="5.17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5.817cm" svg:y="5.21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005cm" svg:y="5.29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214cm" svg:y="5.2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338cm" svg:y="5.2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541cm" svg:y="5.044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137cm" svg:height="0.298cm" svg:x="19.5cm" svg:y="5.57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19.626cm" svg:y="5.678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42cm" svg:height="0.186cm" svg:x="19.838cm" svg:y="5.6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62cm" svg:height="0.191cm" svg:x="20.151cm" svg:y="5.68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0.349cm" svg:y="5.8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501cm" svg:y="5.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71cm" svg:y="5.73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832cm" svg:y="5.72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191cm" svg:height="0.193cm" svg:x="21.17cm" svg:y="5.678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13cm" svg:height="0.186cm" svg:x="21.376cm" svg:y="5.6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21.611cm" svg:y="5.57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213cm" svg:height="0.191cm" svg:x="21.986cm" svg:y="5.6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69cm" svg:x="22.218cm" svg:y="5.6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08cm" svg:height="0.298cm" svg:x="22.467cm" svg:y="5.57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91cm" svg:height="0.193cm" svg:x="22.704cm" svg:y="5.678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22.906cm" svg:y="5.607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3.074cm" svg:y="5.678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3.263cm" svg:y="5.678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23.563cm" svg:y="5.607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3.734cm" svg:y="5.57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23.967cm" svg:y="5.678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4cm" svg:height="0.293cm" svg:x="24.294cm" svg:y="5.573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24.505cm" svg:y="5.678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7cm" svg:height="0.269cm" svg:x="24.689cm" svg:y="5.685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5" draw:layer="layout" svg:width="0.112cm" svg:height="0.024cm" svg:x="24.907cm" svg:y="5.763cm" svg:viewBox="0 0 113 25" draw:points="113,25 113,0 0,0 0,25">
            <text:p/>
          </draw:polygon>
          <draw:path draw:style-name="gr5" draw:layer="layout" svg:width="0.132cm" svg:height="0.264cm" svg:x="25.051cm" svg:y="5.607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5.225cm" svg:y="5.678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5.431cm" svg:y="5.573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094cm" svg:height="0.293cm" svg:x="25.667cm" svg:y="5.573cm" svg:viewBox="0 0 95 294" svg:d="M61 0l-61 5v13c30 0 34 2 34 24v220c0 19-5 19-34 19v13c14 0 37-1 48-1 10 0 31 1 47 1v-13c-29 0-34 0-34-19z">
            <text:p/>
          </draw:path>
          <draw:path draw:style-name="gr5" draw:layer="layout" svg:width="0.163cm" svg:height="0.193cm" svg:x="25.782cm" svg:y="5.678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87cm" svg:height="0.193cm" svg:x="19.498cm" svg:y="6.18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37cm" svg:height="0.298cm" svg:x="19.71cm" svg:y="6.075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288cm" svg:height="0.288cm" svg:x="19.98cm" svg:y="6.084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296cm" svg:y="6.084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289cm" svg:height="0.186cm" svg:x="20.747cm" svg:y="6.191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09cm" svg:height="0.282cm" svg:x="21.058cm" svg:y="6.0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1.17cm" svg:y="6.11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1.339cm" svg:y="6.079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55cm" svg:height="0.191cm" svg:x="21.722cm" svg:y="6.186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21.91cm" svg:y="6.186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3cm" svg:x="22.163cm" svg:y="6.094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5" draw:layer="layout" svg:width="0.201cm" svg:height="0.298cm" svg:x="22.313cm" svg:y="6.079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5" draw:layer="layout" svg:width="0.049cm" svg:height="0.126cm" svg:x="22.552cm" svg:y="6.328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722cm" svg:y="6.18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92cm" svg:y="6.30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073cm" svg:y="6.30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281cm" svg:y="6.2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405cm" svg:y="6.2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$§svg§600§TRUE§</svg:desc>
          <draw:polygon draw:style-name="gr4" draw:layer="layout" svg:width="1.863cm" svg:height="0.375cm" svg:x="21.203cm" svg:y="4.13cm" svg:viewBox="0 0 1864 376" draw:points="931,376 0,376 0,0 1864,0 1864,376">
            <text:p/>
          </draw:polygon>
          <draw:path draw:style-name="gr5" draw:layer="layout" svg:width="0.155cm" svg:height="0.191cm" svg:x="21.225cm" svg:y="4.237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layer="layout" svg:width="0.228cm" svg:height="0.191cm" svg:x="21.413cm" svg:y="4.237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21.666cm" svg:y="4.14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21.816cm" svg:y="4.13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22.055cm" svg:y="4.379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2.226cm" svg:y="4.237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18cm" svg:height="0.134cm" svg:x="22.424cm" svg:y="4.356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layer="layout" svg:width="0.18cm" svg:height="0.134cm" svg:x="22.576cm" svg:y="4.356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2.785cm" svg:y="4.291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2.907cm" svg:y="4.281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10" draw:layer="layout" svg:x1="17.579cm" svg:y1="9.652cm" svg:x2="26.924cm" svg:y2="9.652cm">
          <text:p/>
        </draw:line>
        <draw:line draw:style-name="gr2" draw:layer="layout" svg:x1="10.94cm" svg:y1="10.84cm" svg:x2="18.637cm" svg:y2="10.84cm">
          <text:p/>
        </draw:line>
        <draw:g>
          <svg:title>TexMaths</svg:title>
          <svg:desc>12§latex§$hnid,e_{hnid}$§svg§600§TRUE§</svg:desc>
          <draw:polygon draw:style-name="gr4" draw:layer="layout" svg:width="1.945cm" svg:height="0.375cm" svg:x="14.135cm" svg:y="10.326cm" svg:viewBox="0 0 1946 376" draw:points="973,376 0,376 0,0 1946,0 1946,376">
            <text:p/>
          </draw:polygon>
          <draw:path draw:style-name="gr5" draw:layer="layout" svg:width="0.208cm" svg:height="0.298cm" svg:x="14.158cm" svg:y="10.326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5" draw:layer="layout" svg:width="0.228cm" svg:height="0.191cm" svg:x="14.391cm" svg:y="10.433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4.644cm" svg:y="10.3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4.794cm" svg:y="10.326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15.032cm" svg:y="10.575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15.203cm" svg:y="10.433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61cm" svg:height="0.208cm" svg:x="15.402cm" svg:y="10.477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5" draw:layer="layout" svg:width="0.18cm" svg:height="0.134cm" svg:x="15.59cm" svg:y="10.55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15.799cm" svg:y="10.487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15.923cm" svg:y="10.477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7" draw:layer="layout" svg:x1="18.572cm" svg:y1="18.348cm" svg:x2="11.006cm" svg:y2="18.348cm">
          <text:p/>
        </draw:line>
        <draw:line draw:style-name="gr2" draw:layer="layout" svg:x1="10.979cm" svg:y1="19.64cm" svg:x2="18.626cm" svg:y2="19.64cm">
          <text:p/>
        </draw:line>
        <draw:custom-shape draw:style-name="gr8" draw:text-style-name="P1" draw:layer="layout" svg:width="6.096cm" svg:height="1.446cm" svg:x="21.028cm" svg:y="1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hnid},d_{hnid})$\\
compute $\mathcal{X}_{hnid,hnid}(e_{hnid},e_{hnid})$§svg§600§TRUE§</svg:desc>
          <draw:polygon draw:style-name="gr4" draw:layer="layout" svg:width="5.886cm" svg:height="0.943cm" svg:x="21.202cm" svg:y="1.529cm" svg:viewBox="0 0 5887 944" draw:points="2944,944 0,944 0,0 5887,0 5887,944">
            <text:p/>
          </draw:polygon>
          <draw:path draw:style-name="gr5" draw:layer="layout" svg:width="0.193cm" svg:height="0.278cm" svg:x="21.846cm" svg:y="1.65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29 42 53 94 53 50 0 94-21 94-55 0-14-6-36-27-48-23-12-48-12-73-12-11 0-29 0-33 0-13-2-21-15-21-28zM95 269c-43 0-73-22-73-43 0-20 16-36 34-38h26c37 0 84 0 84 38 0 22-30 43-71 43z">
            <text:p/>
          </draw:path>
          <draw:path draw:style-name="gr5" draw:layer="layout" svg:width="0.163cm" svg:height="0.193cm" svg:x="22.058cm" svg:y="1.6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13cm" svg:height="0.186cm" svg:x="22.246cm" svg:y="1.6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2.479cm" svg:y="1.6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22.666cm" svg:y="1.6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91cm" svg:height="0.193cm" svg:x="22.838cm" svg:y="1.6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23.039cm" svg:y="1.58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3.206cm" svg:y="1.6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099cm" svg:height="0.421cm" svg:x="23.565cm" svg:y="1.529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3.706cm" svg:y="1.65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906cm" svg:y="1.7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094cm" svg:y="1.7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303cm" svg:y="1.7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426cm" svg:y="1.7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4.641cm" svg:y="1.8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201cm" svg:height="0.298cm" svg:x="24.809cm" svg:y="1.55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5" draw:layer="layout" svg:width="0.161cm" svg:height="0.208cm" svg:x="25.035cm" svg:y="1.7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223cm" svg:y="1.7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432cm" svg:y="1.7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555cm" svg:y="1.7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5.758cm" svg:y="1.529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5" draw:layer="layout" svg:width="0.161cm" svg:height="0.193cm" svg:x="21.216cm" svg:y="2.16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401cm" svg:y="2.1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614cm" svg:y="2.16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964cm" svg:y="2.165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2.199cm" svg:y="2.16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428cm" svg:y="2.09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596cm" svg:y="2.1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19cm" svg:height="0.288cm" svg:x="22.934cm" svg:y="2.063cm" svg:viewBox="0 0 320 289" svg:d="M181 56c-2-32-7-56-37-56-40 0-67 29-67 41 0 2 2 2 5 2 4 0 22-5 30-19l1-1c24 0 29 13 33 57l6 63c-15 8-73 42-103 63-48 34-49 47-49 59 0 14 7 24 20 24 14 0 33-14 33-20 0-3-1-3-4-3-3-1-13-2-13-19 0-11 0-17 44-47 27-16 51-30 74-44 0 1 6 65 7 72 3 33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61cm" svg:height="0.208cm" svg:x="23.236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424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633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757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948cm" svg:y="2.381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4.036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226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433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557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778cm" svg:y="2.035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919cm" svg:y="2.1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5.119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308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516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639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5.854cm" svg:y="2.306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6.025cm" svg:y="2.1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6.224cm" svg:y="2.2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413cm" svg:y="2.2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622cm" svg:y="2.2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746cm" svg:y="2.2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949cm" svg:y="2.035cm" svg:viewBox="0 0 100 422" svg:d="M100 211c0-32-5-84-29-132-25-51-63-79-66-79-4 0-5 1-5 5 0 1 0 1 8 9 42 42 66 110 66 197 0 73-15 148-68 200-6 5-6 6-6 8s1 3 5 3c3 0 42-29 67-81 22-47 28-94 28-130z">
            <text:p/>
          </draw:path>
        </draw:g>
        <draw:line draw:style-name="gr7" draw:layer="layout" svg:x1="25.407cm" svg:y1="3.434cm" svg:x2="10.94cm" svg:y2="3.402cm">
          <text:p/>
        </draw:line>
        <draw:line draw:style-name="gr7" draw:layer="layout" svg:x1="25.4cm" svg:y1="7.42cm" svg:x2="18.626cm" svg:y2="7.42cm">
          <text:p/>
        </draw:line>
        <draw:g>
          <svg:title>TexMaths</svg:title>
          <svg:desc>12§latex§$\mathcal{X}_{snid,hnid}(e_{snid},e_{hnid})$§svg§600§FALSE§</svg:desc>
          <draw:polygon draw:style-name="gr9" draw:layer="layout" svg:width="4.099cm" svg:height="0.437cm" svg:x="19.805cm" svg:y="6.752cm" svg:viewBox="0 0 4100 438" draw:points="2051,438 0,438 0,0 4100,0 4100,438">
            <text:p/>
          </draw:polygon>
          <draw:path draw:style-name="gr5" draw:layer="layout" svg:width="0.319cm" svg:height="0.288cm" svg:x="19.827cm" svg:y="6.7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0.127cm" svg:y="7.0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279cm" svg:y="7.0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488cm" svg:y="6.9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611cm" svg:y="6.9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0.801cm" svg:y="7.098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0.891cm" svg:y="6.9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1.079cm" svg:y="7.0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1.288cm" svg:y="6.9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412cm" svg:y="6.9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1.632cm" svg:y="6.7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1.774cm" svg:y="6.8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1.972cm" svg:y="7.0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2.123cm" svg:y="7.0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2.332cm" svg:y="6.9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2.456cm" svg:y="6.9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2.67cm" svg:y="7.02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841cm" svg:y="6.8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04cm" svg:y="6.9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229cm" svg:y="7.0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438cm" svg:y="6.9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62cm" svg:y="6.9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3.763cm" svg:y="6.7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11" draw:text-style-name="P1" draw:layer="layout" svg:width="10.764cm" svg:height="1.687cm" svg:x="13.874cm" svg:y="11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SN finds the latest $e_{snid}$, looks up its key-table for\\
$\mathcal{X}_{snid,hnid}(e_{snid},e_{hnid})$. If the cert is not  found it obtains \\
it from HN in the similar way as mentioned above§svg§600§TRUE§</svg:desc>
          <draw:polygon draw:style-name="gr4" draw:layer="layout" svg:width="10.513cm" svg:height="1.387cm" svg:x="13.974cm" svg:y="11.508cm" svg:viewBox="0 0 10514 1388" draw:points="5257,1388 0,1388 0,0 10514,0 10514,1388">
            <text:p/>
          </draw:polygon>
          <draw:path draw:style-name="gr5" draw:layer="layout" svg:width="0.187cm" svg:height="0.307cm" svg:x="14.63cm" svg:y="11.503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5" draw:layer="layout" svg:width="0.288cm" svg:height="0.288cm" svg:x="14.855cm" svg:y="11.51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211cm" svg:height="0.298cm" svg:x="15.31cm" svg:y="11.50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5" draw:layer="layout" svg:width="0.213cm" svg:height="0.186cm" svg:x="15.546cm" svg:y="11.61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15.781cm" svg:y="11.508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38cm" svg:height="0.193cm" svg:x="16.015cm" svg:y="11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16.315cm" svg:y="11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16.486cm" svg:y="11.50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6.718cm" svg:y="11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094cm" svg:height="0.293cm" svg:x="17.048cm" svg:y="11.508cm" svg:viewBox="0 0 95 294" svg:d="M61 0l-61 5v13c30 0 34 2 34 24v220c0 19-5 19-34 19v13c14 0 37-1 48-1 10 0 31 1 47 1v-13c-29 0-34 0-34-19z">
            <text:p/>
          </draw:path>
          <draw:path draw:style-name="gr5" draw:layer="layout" svg:width="0.191cm" svg:height="0.193cm" svg:x="17.168cm" svg:y="11.61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17.37cm" svg:y="11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17.538cm" svg:y="11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17.727cm" svg:y="11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17.888cm" svg:y="11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2cm" svg:height="0.191cm" svg:x="18.204cm" svg:y="11.61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8.402cm" svg:y="11.73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8.554cm" svg:y="11.73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8.762cm" svg:y="11.6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8.885cm" svg:y="11.65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19.1cm" svg:y="11.756cm" svg:viewBox="0 0 50 127" svg:d="M50 44c0-26-10-44-27-44-16 0-23 12-23 23s7 23 23 23c7 0 12-4 17-6v-2c1 0 1 0 1 6 0 28-12 54-31 74-3 2-3 3-3 4 0 4 3 5 4 5 6 0 39-33 39-83z">
            <text:p/>
          </draw:path>
          <draw:path draw:style-name="gr5" draw:layer="layout" svg:width="0.094cm" svg:height="0.293cm" svg:x="19.335cm" svg:y="11.508cm" svg:viewBox="0 0 95 294" svg:d="M61 0l-61 5v13c30 0 34 2 34 24v220c0 19-5 19-34 19v13c14 0 37-1 48-1 10 0 31 1 47 1v-13c-29 0-34 0-34-19z">
            <text:p/>
          </draw:path>
          <draw:path draw:style-name="gr5" draw:layer="layout" svg:width="0.187cm" svg:height="0.193cm" svg:x="19.451cm" svg:y="11.6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87cm" svg:height="0.193cm" svg:x="19.674cm" svg:y="11.6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04cm" svg:height="0.293cm" svg:x="19.885cm" svg:y="11.508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38cm" svg:height="0.193cm" svg:x="20.109cm" svg:y="11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13cm" svg:height="0.191cm" svg:x="20.415cm" svg:y="11.61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69cm" svg:x="20.648cm" svg:y="11.61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09cm" svg:height="0.282cm" svg:x="21.025cm" svg:y="11.51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1.137cm" svg:y="11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38cm" svg:height="0.193cm" svg:x="21.307cm" svg:y="11.6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04cm" svg:height="0.293cm" svg:x="21.612cm" svg:y="11.508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21.822cm" svg:y="11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7cm" svg:height="0.269cm" svg:x="22.005cm" svg:y="11.619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5" draw:layer="layout" svg:width="0.112cm" svg:height="0.024cm" svg:x="22.225cm" svg:y="11.697cm" svg:viewBox="0 0 113 25" draw:points="113,25 113,0 0,0 0,25">
            <text:p/>
          </draw:polygon>
          <draw:path draw:style-name="gr5" draw:layer="layout" svg:width="0.132cm" svg:height="0.264cm" svg:x="22.369cm" svg:y="11.541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2.543cm" svg:y="11.61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2.748cm" svg:y="11.508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094cm" svg:height="0.293cm" svg:x="22.984cm" svg:y="11.508cm" svg:viewBox="0 0 95 294" svg:d="M61 0l-61 5v13c30 0 34 2 34 24v220c0 19-5 19-34 19v13c14 0 37-1 48-1 10 0 31 1 47 1v-13c-29 0-34 0-34-19z">
            <text:p/>
          </draw:path>
          <draw:path draw:style-name="gr5" draw:layer="layout" svg:width="0.163cm" svg:height="0.193cm" svg:x="23.098cm" svg:y="11.6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7cm" svg:height="0.298cm" svg:x="23.43cm" svg:y="11.503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23.556cm" svg:y="11.6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42cm" svg:height="0.186cm" svg:x="23.767cm" svg:y="11.61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319cm" svg:height="0.288cm" svg:x="13.996cm" svg:y="12.019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14.296cm" svg:y="12.2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4.448cm" svg:y="12.2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4.657cm" svg:y="12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4.78cm" svg:y="12.16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14.97cm" svg:y="12.336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15.06cm" svg:y="12.16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5.248cm" svg:y="12.2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457cm" svg:y="12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5.581cm" svg:y="12.16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5.802cm" svg:y="11.9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15.943cm" svg:y="12.1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6.141cm" svg:y="12.2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6.292cm" svg:y="12.2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6.501cm" svg:y="12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6.625cm" svg:y="12.16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16.839cm" svg:y="12.26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7.01cm" svg:y="12.1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17.209cm" svg:y="12.16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7.399cm" svg:y="12.2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7.607cm" svg:y="12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7.731cm" svg:y="12.16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7.933cm" svg:y="11.99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045cm" svg:height="0.045cm" svg:x="18.109cm" svg:y="12.263cm" svg:viewBox="0 0 46 46" svg:d="M46 23c0-12-10-23-23-23-12 0-23 11-23 23 0 13 11 23 23 23 13 0 23-10 23-23z">
            <text:p/>
          </draw:path>
          <draw:path draw:style-name="gr5" draw:layer="layout" svg:width="0.129cm" svg:height="0.288cm" svg:x="18.39cm" svg:y="12.019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5" draw:layer="layout" svg:width="0.137cm" svg:height="0.298cm" svg:x="18.543cm" svg:y="12.00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32cm" svg:height="0.264cm" svg:x="18.807cm" svg:y="12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18.977cm" svg:y="12.014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9.209cm" svg:y="12.11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61cm" svg:height="0.193cm" svg:x="19.541cm" svg:y="12.11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63cm" svg:height="0.193cm" svg:x="19.725cm" svg:y="12.11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19.913cm" svg:y="12.1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20.073cm" svg:y="12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09cm" svg:height="0.282cm" svg:x="20.384cm" svg:y="12.0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8cm" svg:height="0.193cm" svg:x="20.502cm" svg:y="12.11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213cm" svg:height="0.186cm" svg:x="20.808cm" svg:y="12.1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87cm" svg:height="0.193cm" svg:x="21.041cm" svg:y="12.1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32cm" svg:height="0.264cm" svg:x="21.248cm" svg:y="12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37cm" svg:height="0.298cm" svg:x="21.558cm" svg:y="12.00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21.685cm" svg:y="12.1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13cm" svg:height="0.191cm" svg:x="21.897cm" svg:y="12.12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13cm" svg:height="0.186cm" svg:x="22.131cm" svg:y="12.1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22.366cm" svg:y="12.014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09cm" svg:height="0.282cm" svg:x="22.741cm" svg:y="12.0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2.852cm" svg:y="12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87cm" svg:height="0.193cm" svg:x="23.161cm" svg:y="12.11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08cm" svg:height="0.298cm" svg:x="23.372cm" svg:y="12.014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132cm" svg:height="0.264cm" svg:x="23.602cm" svg:y="12.048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3.776cm" svg:y="12.11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09cm" svg:height="0.282cm" svg:x="23.983cm" svg:y="12.0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3cm" svg:height="0.186cm" svg:x="24.1cm" svg:y="12.1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8cm" svg:height="0.193cm" svg:x="24.334cm" svg:y="12.11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3.988cm" svg:y="12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14.099cm" svg:y="12.55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37cm" svg:height="0.298cm" svg:x="14.41cm" svg:y="12.516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42cm" svg:height="0.186cm" svg:x="14.537cm" svg:y="12.626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4.701cm" svg:y="12.62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14.914cm" svg:y="12.62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88cm" svg:height="0.288cm" svg:x="15.407cm" svg:y="12.525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15.722cm" svg:y="12.525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09cm" svg:height="0.282cm" svg:x="16.18cm" svg:y="12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3cm" svg:height="0.186cm" svg:x="16.296cm" svg:y="12.6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2cm" svg:height="0.264cm" svg:x="16.665cm" svg:y="12.55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16.836cm" svg:y="12.521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17.067cm" svg:y="12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17.399cm" svg:y="12.62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7.564cm" svg:y="12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329cm" svg:height="0.186cm" svg:x="17.681cm" svg:y="12.62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09cm" svg:height="0.282cm" svg:x="18.033cm" svg:y="12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094cm" svg:height="0.293cm" svg:x="18.15cm" svg:y="12.521cm" svg:viewBox="0 0 95 294" svg:d="M61 0l-61 5v13c30 0 34 2 34 24v220c0 19-5 19-34 19v13c14 0 37-1 48-1 10 0 31 1 47 1v-13c-29 0-34 0-34-19z">
            <text:p/>
          </draw:path>
          <draw:path draw:style-name="gr5" draw:layer="layout" svg:width="0.191cm" svg:height="0.193cm" svg:x="18.271cm" svg:y="12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42cm" svg:height="0.186cm" svg:x="18.476cm" svg:y="12.626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289cm" svg:height="0.186cm" svg:x="18.777cm" svg:y="12.631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191cm" svg:height="0.193cm" svg:x="19.081cm" svg:y="12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7cm" svg:height="0.269cm" svg:x="19.271cm" svg:y="12.631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5" draw:layer="layout" svg:width="0.191cm" svg:height="0.193cm" svg:x="19.643cm" svg:y="12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8cm" svg:height="0.193cm" svg:x="19.85cm" svg:y="12.62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329cm" svg:height="0.186cm" svg:x="20.156cm" svg:y="12.62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163cm" svg:height="0.193cm" svg:x="20.507cm" svg:y="12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13cm" svg:height="0.186cm" svg:x="20.695cm" svg:y="12.6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2cm" svg:height="0.264cm" svg:x="20.912cm" svg:y="12.55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09cm" svg:height="0.282cm" svg:x="21.083cm" svg:y="12.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87cm" svg:height="0.193cm" svg:x="21.198cm" svg:y="12.62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13cm" svg:height="0.186cm" svg:x="21.41cm" svg:y="12.626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1.643cm" svg:y="12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8cm" svg:height="0.298cm" svg:x="21.833cm" svg:y="12.52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91cm" svg:height="0.193cm" svg:x="22.21cm" svg:y="12.62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2.416cm" svg:y="12.521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187cm" svg:height="0.193cm" svg:x="22.662cm" svg:y="12.62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207cm" svg:height="0.186cm" svg:x="22.857cm" svg:y="12.631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5" draw:layer="layout" svg:width="0.163cm" svg:height="0.193cm" svg:x="23.072cm" svg:y="12.62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line draw:style-name="gr7" draw:layer="layout" svg:x1="18.626cm" svg:y1="14.165cm" svg:x2="25.394cm" svg:y2="14.165cm">
          <text:p/>
        </draw:line>
        <draw:custom-shape draw:style-name="gr8" draw:text-style-name="P1" draw:layer="layout" svg:width="7.62cm" svg:height="1.691cm" svg:x="19.298cm" svg:y="14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snid},e_{hnid})$\\
for $e_{snid}$ and updates the key-table\\
of HN with $snid,e_{snid}$ §svg§600§FALSE§</svg:desc>
          <draw:polygon draw:style-name="gr9" draw:layer="layout" svg:width="7.383cm" svg:height="1.41cm" svg:x="19.474cm" svg:y="14.506cm" svg:viewBox="0 0 7384 1411" draw:points="3691,1411 0,1411 0,0 7384,0 7384,1411">
            <text:p/>
          </draw:polygon>
          <draw:path draw:style-name="gr5" draw:layer="layout" svg:width="0.288cm" svg:height="0.288cm" svg:x="20.121cm" svg:y="14.535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436cm" svg:y="14.535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161cm" svg:height="0.193cm" svg:x="20.894cm" svg:y="14.633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08cm" svg:y="14.633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292cm" svg:y="14.63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641cm" svg:y="14.636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878cm" svg:y="14.636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107cm" svg:y="14.562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274cm" svg:y="14.633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2.463cm" svg:y="14.63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319cm" svg:height="0.288cm" svg:x="22.778cm" svg:y="14.535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3.079cm" svg:y="14.75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23cm" svg:y="14.7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439cm" svg:y="14.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63cm" svg:y="14.6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753cm" svg:y="14.852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842cm" svg:y="14.68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4.032cm" svg:y="14.7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241cm" svg:y="14.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64cm" svg:y="14.6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84cm" svg:y="14.506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725cm" svg:y="14.63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4.923cm" svg:y="14.75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5.076cm" svg:y="14.7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85cm" svg:y="14.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408cm" svg:y="14.6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5.623cm" svg:y="14.777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5.794cm" svg:y="14.63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5.993cm" svg:y="14.68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6.181cm" svg:y="14.75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6.39cm" svg:y="14.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6.514cm" svg:y="14.68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6.716cm" svg:y="14.506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5" draw:layer="layout" svg:width="0.137cm" svg:height="0.298cm" svg:x="19.488cm" svg:y="15.032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187cm" svg:height="0.193cm" svg:x="19.614cm" svg:y="15.1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42cm" svg:height="0.186cm" svg:x="19.826cm" svg:y="15.14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62cm" svg:height="0.191cm" svg:x="20.139cm" svg:y="15.14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0.337cm" svg:y="15.26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489cm" svg:y="15.26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698cm" svg:y="15.1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82cm" svg:y="15.18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191cm" svg:height="0.193cm" svg:x="21.158cm" svg:y="15.1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13cm" svg:height="0.186cm" svg:x="21.364cm" svg:y="15.14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21.599cm" svg:y="15.035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213cm" svg:height="0.191cm" svg:x="21.974cm" svg:y="15.142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208cm" svg:height="0.269cm" svg:x="22.207cm" svg:y="15.142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08cm" svg:height="0.298cm" svg:x="22.455cm" svg:y="15.035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91cm" svg:height="0.193cm" svg:x="22.693cm" svg:y="15.1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22.894cm" svg:y="15.069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3.062cm" svg:y="15.1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23.252cm" svg:y="15.1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23.552cm" svg:y="15.069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3.722cm" svg:y="15.035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23.955cm" svg:y="15.1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4cm" svg:height="0.293cm" svg:x="24.283cm" svg:y="15.035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5" draw:layer="layout" svg:width="0.163cm" svg:height="0.193cm" svg:x="24.494cm" svg:y="15.1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07cm" svg:height="0.269cm" svg:x="24.677cm" svg:y="15.147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5" draw:layer="layout" svg:width="0.112cm" svg:height="0.024cm" svg:x="24.896cm" svg:y="15.225cm" svg:viewBox="0 0 113 25" draw:points="113,25 113,0 0,0 0,25">
            <text:p/>
          </draw:polygon>
          <draw:path draw:style-name="gr5" draw:layer="layout" svg:width="0.132cm" svg:height="0.264cm" svg:x="25.04cm" svg:y="15.069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91cm" svg:height="0.193cm" svg:x="25.214cm" svg:y="15.1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208cm" svg:height="0.298cm" svg:x="25.419cm" svg:y="15.035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5" draw:layer="layout" svg:width="0.094cm" svg:height="0.293cm" svg:x="25.656cm" svg:y="15.035cm" svg:viewBox="0 0 95 294" svg:d="M61 0l-61 5v13c30 0 34 2 34 24v220c0 19-5 19-34 19v13c14 0 37-1 48-1 10 0 31 1 47 1v-13c-29 0-34 0-34-19z">
            <text:p/>
          </draw:path>
          <draw:path draw:style-name="gr5" draw:layer="layout" svg:width="0.163cm" svg:height="0.193cm" svg:x="25.771cm" svg:y="15.1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87cm" svg:height="0.193cm" svg:x="19.486cm" svg:y="15.64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37cm" svg:height="0.298cm" svg:x="19.698cm" svg:y="15.537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5" draw:layer="layout" svg:width="0.288cm" svg:height="0.288cm" svg:x="19.968cm" svg:y="15.546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20.284cm" svg:y="15.546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5" draw:layer="layout" svg:width="0.289cm" svg:height="0.186cm" svg:x="20.735cm" svg:y="15.65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09cm" svg:height="0.282cm" svg:x="21.046cm" svg:y="15.55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21.158cm" svg:y="15.57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21.327cm" svg:y="15.541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55cm" svg:height="0.191cm" svg:x="21.71cm" svg:y="15.648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21.898cm" svg:y="15.648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3cm" svg:x="22.151cm" svg:y="15.556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5" draw:layer="layout" svg:width="0.201cm" svg:height="0.298cm" svg:x="22.301cm" svg:y="15.541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5" draw:layer="layout" svg:width="0.049cm" svg:height="0.126cm" svg:x="22.54cm" svg:y="15.79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2.711cm" svg:y="15.648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909cm" svg:y="15.7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061cm" svg:y="15.7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27cm" svg:y="15.70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393cm" svg:y="15.69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,e_{hnid}$§svg§600§TRUE§</svg:desc>
          <draw:polygon draw:style-name="gr4" draw:layer="layout" svg:width="2.968cm" svg:height="0.375cm" svg:x="20.798cm" svg:y="13.715cm" svg:viewBox="0 0 2969 376" draw:points="1485,376 0,376 0,0 2969,0 2969,376">
            <text:p/>
          </draw:polygon>
          <draw:path draw:style-name="gr5" draw:layer="layout" svg:width="0.155cm" svg:height="0.191cm" svg:x="20.82cm" svg:y="13.822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layer="layout" svg:width="0.228cm" svg:height="0.191cm" svg:x="21.008cm" svg:y="13.822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21.261cm" svg:y="13.729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21.411cm" svg:y="13.715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21.65cm" svg:y="13.964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1.82cm" svg:y="13.822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18cm" svg:height="0.134cm" svg:x="22.018cm" svg:y="13.941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layer="layout" svg:width="0.18cm" svg:height="0.134cm" svg:x="22.171cm" svg:y="13.941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2.38cm" svg:y="13.87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2.502cm" svg:y="13.866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5" draw:layer="layout" svg:width="0.049cm" svg:height="0.126cm" svg:x="22.717cm" svg:y="13.964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2.889cm" svg:y="13.822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61cm" svg:height="0.208cm" svg:x="23.088cm" svg:y="13.866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5" draw:layer="layout" svg:width="0.18cm" svg:height="0.134cm" svg:x="23.276cm" svg:y="13.941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3.485cm" svg:y="13.87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3.609cm" svg:y="13.866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7" draw:layer="layout" svg:x1="25.394cm" svg:y1="16.805cm" svg:x2="18.626cm" svg:y2="16.805cm">
          <text:p/>
        </draw:line>
        <draw:g>
          <svg:title>TexMaths</svg:title>
          <svg:desc>12§latex§$\mathcal{X}_{snid,hnid}(e_{snid},e_{hnid})$§svg§600§FALSE§</svg:desc>
          <draw:polygon draw:style-name="gr9" draw:layer="layout" svg:width="4.099cm" svg:height="0.437cm" svg:x="20.199cm" svg:y="16.237cm" svg:viewBox="0 0 4100 438" draw:points="2051,438 0,438 0,0 4100,0 4100,438">
            <text:p/>
          </draw:polygon>
          <draw:path draw:style-name="gr5" draw:layer="layout" svg:width="0.319cm" svg:height="0.288cm" svg:x="20.221cm" svg:y="16.26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0.521cm" svg:y="16.4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0.673cm" svg:y="16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882cm" svg:y="16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005cm" svg:y="16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1.195cm" svg:y="16.583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1.285cm" svg:y="16.41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1.473cm" svg:y="16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1.682cm" svg:y="16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806cm" svg:y="16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2.026cm" svg:y="16.23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2.168cm" svg:y="16.36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366cm" svg:y="16.4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2.517cm" svg:y="16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2.726cm" svg:y="16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2.85cm" svg:y="16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23.064cm" svg:y="16.508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23.235cm" svg:y="16.36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3.434cm" svg:y="16.41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623cm" svg:y="16.4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832cm" svg:y="16.4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956cm" svg:y="16.4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157cm" svg:y="16.23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\mathcal{X}_{snid,hnid}(e_{snid},e_{hnid})$§svg§600§FALSE§</svg:desc>
          <draw:polygon draw:style-name="gr9" draw:layer="layout" svg:width="4.099cm" svg:height="0.437cm" svg:x="13.006cm" svg:y="17.753cm" svg:viewBox="0 0 4100 438" draw:points="2051,438 0,438 0,0 4100,0 4100,438">
            <text:p/>
          </draw:polygon>
          <draw:path draw:style-name="gr5" draw:layer="layout" svg:width="0.319cm" svg:height="0.288cm" svg:x="13.028cm" svg:y="17.782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13.328cm" svg:y="18.00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3.48cm" svg:y="18.0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3.689cm" svg:y="17.9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3.812cm" svg:y="17.9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14.002cm" svg:y="18.099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14.092cm" svg:y="17.92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4.28cm" svg:y="18.0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4.489cm" svg:y="17.9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4.613cm" svg:y="17.9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4.833cm" svg:y="17.753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14.975cm" svg:y="17.88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5.173cm" svg:y="18.00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5.324cm" svg:y="18.0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533cm" svg:y="17.9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5.657cm" svg:y="17.9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49cm" svg:height="0.126cm" svg:x="15.871cm" svg:y="18.024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6.042cm" svg:y="17.88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16.241cm" svg:y="17.92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6.43cm" svg:y="18.0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6.639cm" svg:y="17.93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6.763cm" svg:y="17.9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6.964cm" svg:y="17.753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nid}),e_{snid}$§svg§600§TRUE§</svg:desc>
          <draw:polygon draw:style-name="gr4" draw:layer="layout" svg:width="4.894cm" svg:height="0.421cm" svg:x="11.879cm" svg:y="19.082cm" svg:viewBox="0 0 4895 422" draw:points="2448,422 0,422 0,0 4895,0 4895,422">
            <text:p/>
          </draw:polygon>
          <draw:path draw:style-name="gr5" draw:layer="layout" svg:width="0.306cm" svg:height="0.287cm" svg:x="11.895cm" svg:y="19.11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12.256cm" svg:y="19.08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layer="layout" svg:width="0.196cm" svg:height="0.288cm" svg:x="12.393cm" svg:y="19.1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12.615cm" svg:y="19.11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13.074cm" svg:y="19.101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13.349cm" svg:y="19.1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17cm" svg:height="0.421cm" svg:x="13.603cm" svg:y="19.082cm" svg:viewBox="0 0 18 422" svg:d="M18 16c0-9 0-16-8-16-10 0-10 7-10 16v392c0 7 0 14 10 14 8 0 8-7 8-14z">
            <text:p/>
          </draw:path>
          <draw:path draw:style-name="gr5" draw:layer="layout" svg:width="0.017cm" svg:height="0.421cm" svg:x="13.721cm" svg:y="19.082cm" svg:viewBox="0 0 18 422" svg:d="M18 16c0-9 0-16-8-16-10 0-10 7-10 16v392c0 7 0 14 10 14 8 0 8-7 8-14z">
            <text:p/>
          </draw:path>
          <draw:path draw:style-name="gr5" draw:layer="layout" svg:width="0.155cm" svg:height="0.191cm" svg:x="13.81cm" svg:y="19.21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layer="layout" svg:width="0.193cm" svg:height="0.191cm" svg:x="14.003cm" svg:y="19.21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layer="layout" svg:width="0.09cm" svg:height="0.298cm" svg:x="14.227cm" svg:y="19.10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layer="layout" svg:width="0.13cm" svg:height="0.269cm" svg:x="14.352cm" svg:y="19.13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layer="layout" svg:width="0.049cm" svg:height="0.126cm" svg:x="14.531cm" svg:y="19.35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4.702cm" svg:y="19.2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18cm" svg:height="0.133cm" svg:x="14.9cm" svg:y="19.33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5.052cm" svg:y="19.33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261cm" svg:y="19.26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15.384cm" svg:y="19.25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5" draw:layer="layout" svg:width="0.099cm" svg:height="0.421cm" svg:x="15.587cm" svg:y="19.082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5" draw:layer="layout" svg:width="0.049cm" svg:height="0.126cm" svg:x="15.764cm" svg:y="19.353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layer="layout" svg:width="0.162cm" svg:height="0.191cm" svg:x="15.934cm" svg:y="19.2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layer="layout" svg:width="0.118cm" svg:height="0.133cm" svg:x="16.132cm" svg:y="19.33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6.283cm" svg:y="19.33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6.492cm" svg:y="19.26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layer="layout" svg:width="0.151cm" svg:height="0.208cm" svg:x="16.616cm" svg:y="19.25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\fbox{Integrity protected provisioning of  HN\textsc{\char13}s self signed 
certificate to UE}§svg§600§FALSE§</svg:desc>
          <draw:polygon draw:style-name="gr9" draw:layer="layout" svg:width="12.918cm" svg:height="0.661cm" svg:x="11.754cm" svg:y="3.095cm" svg:viewBox="0 0 12919 662" draw:points="6460,662 0,662 0,0 12919,0 12919,662">
            <text:p/>
          </draw:polygon>
          <draw:polygon draw:style-name="gr5" draw:layer="layout" svg:width="12.918cm" svg:height="0.017cm" svg:x="11.754cm" svg:y="3.095cm" svg:viewBox="0 0 12919 18" draw:points="6460,18 0,18 0,0 12919,0 12919,18">
            <text:p/>
          </draw:polygon>
          <draw:polygon draw:style-name="gr5" draw:layer="layout" svg:width="0.017cm" svg:height="0.627cm" svg:x="11.754cm" svg:y="3.112cm" svg:viewBox="0 0 18 628" draw:points="10,628 0,628 0,0 18,0 18,628">
            <text:p/>
          </draw:polygon>
          <draw:path draw:style-name="gr5" draw:layer="layout" svg:width="0.129cm" svg:height="0.288cm" svg:x="11.909cm" svg:y="3.244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5" draw:layer="layout" svg:width="0.213cm" svg:height="0.186cm" svg:x="12.064cm" svg:y="3.3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32cm" svg:height="0.264cm" svg:x="12.281cm" svg:y="3.271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12.448cm" svg:y="3.342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93cm" svg:height="0.278cm" svg:x="12.636cm" svg:y="3.3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7-40 27-40 43 0 30 42 54 94 54 50 0 94-21 94-55 0-14-6-36-27-48-23-12-48-12-73-12-11 0-29 0-33 0-13-2-21-15-21-28zM94 269c-42 0-72-22-72-44 0-19 16-36 34-37h26c37 0 84 0 84 37 0 23-30 44-72 44z">
            <text:p/>
          </draw:path>
          <draw:path draw:style-name="gr5" draw:layer="layout" svg:width="0.142cm" svg:height="0.186cm" svg:x="12.846cm" svg:y="3.3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09cm" svg:height="0.282cm" svg:x="13.014cm" svg:y="3.249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32cm" svg:height="0.264cm" svg:x="13.124cm" svg:y="3.271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207cm" svg:height="0.269cm" svg:x="13.277cm" svg:y="3.349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5" draw:layer="layout" svg:width="0.208cm" svg:height="0.269cm" svg:x="13.644cm" svg:y="3.344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142cm" svg:height="0.186cm" svg:x="13.878cm" svg:y="3.3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4.044cm" svg:y="3.342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132cm" svg:height="0.264cm" svg:x="14.251cm" svg:y="3.271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14.419cm" svg:y="3.342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61cm" svg:height="0.193cm" svg:x="14.609cm" svg:y="3.342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132cm" svg:height="0.264cm" svg:x="14.79cm" svg:y="3.271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14.958cm" svg:y="3.342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8cm" svg:height="0.298cm" svg:x="15.148cm" svg:y="3.239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5" draw:layer="layout" svg:width="0.208cm" svg:height="0.269cm" svg:x="15.52cm" svg:y="3.344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142cm" svg:height="0.186cm" svg:x="15.754cm" svg:y="3.3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3cm" svg:x="15.919cm" svg:y="3.342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07cm" svg:height="0.186cm" svg:x="16.115cm" svg:y="3.349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5" draw:layer="layout" svg:width="0.09cm" svg:height="0.282cm" svg:x="16.343cm" svg:y="3.249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38cm" svg:height="0.193cm" svg:x="16.46cm" svg:y="3.34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16.627cm" svg:y="3.249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87cm" svg:height="0.193cm" svg:x="16.742cm" svg:y="3.342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13cm" svg:height="0.186cm" svg:x="16.955cm" svg:y="3.3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09cm" svg:height="0.282cm" svg:x="17.189cm" svg:y="3.249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213cm" svg:height="0.186cm" svg:x="17.306cm" svg:y="3.3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93cm" svg:height="0.278cm" svg:x="17.538cm" svg:y="3.3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5" draw:layer="layout" svg:width="0.187cm" svg:height="0.193cm" svg:x="17.89cm" svg:y="3.342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137cm" svg:height="0.298cm" svg:x="18.103cm" svg:y="3.234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5" draw:layer="layout" svg:width="0.288cm" svg:height="0.288cm" svg:x="18.372cm" svg:y="3.244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5" draw:layer="layout" svg:width="0.288cm" svg:height="0.288cm" svg:x="18.689cm" svg:y="3.244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5" draw:layer="layout" svg:width="0.039cm" svg:height="0.154cm" svg:x="19.039cm" svg:y="3.232cm" svg:viewBox="0 0 40 155" svg:d="M16 155h9l15-124c0-7 0-8 0-12 0-18-16-19-20-19s-20 1-20 19c0 4 0 5 1 12z">
            <text:p/>
          </draw:path>
          <draw:path draw:style-name="gr5" draw:layer="layout" svg:width="0.138cm" svg:height="0.193cm" svg:x="19.14cm" svg:y="3.34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8cm" svg:height="0.193cm" svg:x="19.447cm" svg:y="3.34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63cm" svg:height="0.193cm" svg:x="19.61cm" svg:y="3.342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094cm" svg:height="0.293cm" svg:x="19.8cm" svg:y="3.239cm" svg:viewBox="0 0 95 294" svg:d="M61 0l-61 5v13c30 0 34 2 34 24v219c0 20-5 20-34 20v13c14 0 37-1 48-1 10 0 31 1 47 1v-13c-29 0-34 0-34-20z">
            <text:p/>
          </draw:path>
          <draw:path draw:style-name="gr5" draw:layer="layout" svg:width="0.137cm" svg:height="0.298cm" svg:x="19.917cm" svg:y="3.234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5" draw:layer="layout" svg:width="0.138cm" svg:height="0.193cm" svg:x="20.187cm" svg:y="3.34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09cm" svg:height="0.282cm" svg:x="20.353cm" svg:y="3.249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193cm" svg:height="0.278cm" svg:x="20.468cm" svg:y="3.3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5" draw:layer="layout" svg:width="0.213cm" svg:height="0.186cm" svg:x="20.681cm" svg:y="3.3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3cm" svg:x="20.913cm" svg:y="3.342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208cm" svg:height="0.298cm" svg:x="21.103cm" svg:y="3.239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5" draw:layer="layout" svg:width="0.161cm" svg:height="0.193cm" svg:x="21.479cm" svg:y="3.342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163cm" svg:height="0.193cm" svg:x="21.663cm" svg:y="3.342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42cm" svg:height="0.186cm" svg:x="21.851cm" svg:y="3.3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22.013cm" svg:y="3.271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09cm" svg:height="0.282cm" svg:x="22.182cm" svg:y="3.249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5" draw:layer="layout" svg:width="0.211cm" svg:height="0.298cm" svg:x="22.297cm" svg:y="3.234cm" svg:viewBox="0 0 212 299" svg:d="M128 130c20 0 23 4 23 22v114c0 19-5 19-33 19v14c14-2 37-2 46-2 11 0 33 0 48 2v-14c-28 0-33 0-33-19v-156l-53 5c-7 0-7 0-8 0 0 1-2 1-8 1h-50v-48c0-42 37-58 64-58 12 0 27 3 36 13-18 1-21 13-21 20 0 13 11 19 19 19 10 0 20-7 20-19 0-25-23-43-54-43-40 0-90 22-90 67v49h-34v14h34v136c0 19-5 19-34 19v14c14-2 37-2 48-2 10 0 31 0 47 2v-14c-29 0-34 0-34-19v-136z">
            <text:p/>
          </draw:path>
          <draw:path draw:style-name="gr5" draw:layer="layout" svg:width="0.161cm" svg:height="0.193cm" svg:x="22.533cm" svg:y="3.342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5" draw:layer="layout" svg:width="0.191cm" svg:height="0.193cm" svg:x="22.724cm" svg:y="3.34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5" draw:layer="layout" svg:width="0.132cm" svg:height="0.264cm" svg:x="22.926cm" svg:y="3.271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63cm" svg:height="0.193cm" svg:x="23.094cm" svg:y="3.342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5" draw:layer="layout" svg:width="0.132cm" svg:height="0.264cm" svg:x="23.418cm" svg:y="3.271cm" svg:viewBox="0 0 133 265" svg:d="M66 91h60v-13h-60v-78h-11c-1 35-13 80-55 82v9h36v116c0 53 40 58 55 58 30 0 42-30 42-58v-24h-11v24c0 32-12 47-28 47-28 0-28-38-28-45z">
            <text:p/>
          </draw:path>
          <draw:path draw:style-name="gr5" draw:layer="layout" svg:width="0.187cm" svg:height="0.193cm" svg:x="23.586cm" svg:y="3.342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5" draw:layer="layout" svg:width="0.288cm" svg:height="0.298cm" svg:x="23.94cm" svg:y="3.244cm" svg:viewBox="0 0 289 299" svg:d="M233 192c0 60-41 93-82 93-20 0-69-10-69-91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5" draw:layer="layout" svg:width="0.262cm" svg:height="0.287cm" svg:x="24.255cm" svg:y="3.245cm" svg:viewBox="0 0 263 288" svg:d="M43 254c0 16 0 21-33 21h-10v13h245l18-109h-11c-11 64-20 96-94 96h-56c-20 0-20-3-20-17v-113h38c41 0 46 13 46 49h10v-112h-10c0 37-5 50-46 50h-38v-102c0-14 0-17 20-17h55c65 0 76 23 83 82h11l-12-95h-239v13h10c33 0 33 5 33 21z">
            <text:p/>
          </draw:path>
          <draw:polygon draw:style-name="gr5" draw:layer="layout" svg:width="0.017cm" svg:height="0.627cm" svg:x="24.655cm" svg:y="3.112cm" svg:viewBox="0 0 18 628" draw:points="10,628 0,628 0,0 18,0 18,628">
            <text:p/>
          </draw:polygon>
          <draw:polygon draw:style-name="gr5" draw:layer="layout" svg:width="12.918cm" svg:height="0.017cm" svg:x="11.754cm" svg:y="3.739cm" svg:viewBox="0 0 12919 18" draw:points="6460,18 0,18 0,0 12919,0 12919,18">
            <text:p/>
          </draw:polygon>
        </draw:g>
        <draw:g>
          <svg:title>TexMaths</svg:title>
          <svg:desc>16§display§\fbox{UE}§svg§600§FALSE§</svg:desc>
          <draw:polygon draw:style-name="gr9" draw:layer="layout" svg:width="1.188cm" svg:height="0.767cm" svg:x="10.395cm" svg:y="0.148cm" svg:viewBox="0 0 1189 768" draw:points="594,768 0,768 0,0 1189,0 1189,768">
            <text:p/>
          </draw:polygon>
          <draw:polygon draw:style-name="gr5" draw:layer="layout" svg:width="1.188cm" svg:height="0.023cm" svg:x="10.395cm" svg:y="0.148cm" svg:viewBox="0 0 1189 24" draw:points="594,24 0,24 0,0 1189,0 1189,24">
            <text:p/>
          </draw:polygon>
          <draw:polygon draw:style-name="gr5" draw:layer="layout" svg:width="0.023cm" svg:height="0.722cm" svg:x="10.395cm" svg:y="0.17cm" svg:viewBox="0 0 24 723" draw:points="13,723 0,723 0,0 24,0 24,723">
            <text:p/>
          </draw:polygon>
          <draw:path draw:style-name="gr5" draw:layer="layout" svg:width="0.385cm" svg:height="0.397cm" svg:x="10.605cm" svg:y="0.34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5" draw:layer="layout" svg:width="0.349cm" svg:height="0.383cm" svg:x="11.027cm" svg:y="0.342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5" draw:layer="layout" svg:width="0.023cm" svg:height="0.722cm" svg:x="11.56cm" svg:y="0.17cm" svg:viewBox="0 0 24 723" draw:points="13,723 0,723 0,0 24,0 24,723">
            <text:p/>
          </draw:polygon>
          <draw:polygon draw:style-name="gr5" draw:layer="layout" svg:width="1.188cm" svg:height="0.023cm" svg:x="10.395cm" svg:y="0.892cm" svg:viewBox="0 0 1189 24" draw:points="594,24 0,24 0,0 1189,0 1189,24">
            <text:p/>
          </draw:polygon>
        </draw:g>
        <draw:g>
          <svg:title>TexMaths</svg:title>
          <svg:desc>16§display§\fbox{SN}§svg§600§FALSE§</svg:desc>
          <draw:polygon draw:style-name="gr9" draw:layer="layout" svg:width="1.117cm" svg:height="0.767cm" svg:x="18.096cm" svg:y="0.15cm" svg:viewBox="0 0 1118 768" draw:points="558,768 0,768 0,0 1118,0 1118,768">
            <text:p/>
          </draw:polygon>
          <draw:polygon draw:style-name="gr5" draw:layer="layout" svg:width="1.117cm" svg:height="0.023cm" svg:x="18.096cm" svg:y="0.15cm" svg:viewBox="0 0 1118 24" draw:points="558,24 0,24 0,0 1118,0 1118,24">
            <text:p/>
          </draw:polygon>
          <draw:polygon draw:style-name="gr5" draw:layer="layout" svg:width="0.023cm" svg:height="0.722cm" svg:x="18.096cm" svg:y="0.172cm" svg:viewBox="0 0 24 723" draw:points="13,723 0,723 0,0 24,0 24,723">
            <text:p/>
          </draw:polygon>
          <draw:path draw:style-name="gr5" draw:layer="layout" svg:width="0.25cm" svg:height="0.41cm" svg:x="18.318cm" svg:y="0.329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5" draw:layer="layout" svg:width="0.384cm" svg:height="0.385cm" svg:x="18.617cm" svg:y="0.342cm" svg:viewBox="0 0 385 386" svg:d="M112 8c-5-8-5-8-16-8h-96v18h16c10 0 21 0 29 1 13 2 13 2 13 13v294c0 16 0 42-58 42v18c19 0 48-2 66-2 19 0 46 2 67 2v-18c-59 0-59-26-59-42v-294c3 3 3 5 6 8l230 338c5 8 5 8 10 8 8 0 8-4 8-15v-312c0-14 0-41 57-41v-18c-19 0-48 2-65 2-19 0-46-2-67-2v18c59 0 59 27 59 41v242z">
            <text:p/>
          </draw:path>
          <draw:polygon draw:style-name="gr5" draw:layer="layout" svg:width="0.023cm" svg:height="0.722cm" svg:x="19.19cm" svg:y="0.172cm" svg:viewBox="0 0 24 723" draw:points="13,723 0,723 0,0 24,0 24,723">
            <text:p/>
          </draw:polygon>
          <draw:polygon draw:style-name="gr5" draw:layer="layout" svg:width="1.117cm" svg:height="0.023cm" svg:x="18.096cm" svg:y="0.894cm" svg:viewBox="0 0 1118 24" draw:points="558,24 0,24 0,0 1118,0 1118,24">
            <text:p/>
          </draw:polygon>
        </draw:g>
        <draw:g>
          <svg:title>TexMaths</svg:title>
          <svg:desc>16§display§\fbox{HN}§svg§600§FALSE§</svg:desc>
          <draw:polygon draw:style-name="gr9" draw:layer="layout" svg:width="1.226cm" svg:height="0.767cm" svg:x="24.797cm" svg:y="0.15cm" svg:viewBox="0 0 1227 768" draw:points="614,768 0,768 0,0 1227,0 1227,768">
            <text:p/>
          </draw:polygon>
          <draw:polygon draw:style-name="gr5" draw:layer="layout" svg:width="1.226cm" svg:height="0.023cm" svg:x="24.797cm" svg:y="0.15cm" svg:viewBox="0 0 1227 24" draw:points="614,24 0,24 0,0 1227,0 1227,24">
            <text:p/>
          </draw:polygon>
          <draw:polygon draw:style-name="gr5" draw:layer="layout" svg:width="0.023cm" svg:height="0.722cm" svg:x="24.797cm" svg:y="0.172cm" svg:viewBox="0 0 24 723" draw:points="13,723 0,723 0,0 24,0 24,723">
            <text:p/>
          </draw:polygon>
          <draw:path draw:style-name="gr5" draw:layer="layout" svg:width="0.385cm" svg:height="0.385cm" svg:x="25.007cm" svg:y="0.342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5" draw:layer="layout" svg:width="0.385cm" svg:height="0.385cm" svg:x="25.429cm" svg:y="0.342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olygon draw:style-name="gr5" draw:layer="layout" svg:width="0.023cm" svg:height="0.722cm" svg:x="26cm" svg:y="0.172cm" svg:viewBox="0 0 24 723" draw:points="13,723 0,723 0,0 24,0 24,723">
            <text:p/>
          </draw:polygon>
          <draw:polygon draw:style-name="gr5" draw:layer="layout" svg:width="1.226cm" svg:height="0.023cm" svg:x="24.797cm" svg:y="0.894cm" svg:viewBox="0 0 1227 24" draw:points="614,24 0,24 0,0 1227,0 1227,24">
            <text:p/>
          </draw:polygon>
        </draw:g>
        <draw:g>
          <svg:title>TexMaths</svg:title>
          <svg:desc>10§display§\fbox{if the UE has a public key $e_{snid}$ of the SN  verifiable by the public key $e_{hnid}$ of the HN, jump to Step 5}§svg§600§FALSE§</svg:desc>
          <draw:polygon draw:style-name="gr9" draw:layer="layout" svg:width="16.058cm" svg:height="0.551cm" svg:x="10.12cm" svg:y="9.407cm" svg:viewBox="0 0 16059 552" draw:points="8029,552 0,552 0,0 16059,0 16059,552">
            <text:p/>
          </draw:polygon>
          <draw:polygon draw:style-name="gr5" draw:layer="layout" svg:width="16.058cm" svg:height="0.014cm" svg:x="10.12cm" svg:y="9.407cm" svg:viewBox="0 0 16059 15" draw:points="8029,15 0,15 0,0 16059,0 16059,15">
            <text:p/>
          </draw:polygon>
          <draw:polygon draw:style-name="gr5" draw:layer="layout" svg:width="0.014cm" svg:height="0.523cm" svg:x="10.12cm" svg:y="9.421cm" svg:viewBox="0 0 15 524" draw:points="8,524 0,524 0,0 15,0 15,524">
            <text:p/>
          </draw:polygon>
          <draw:path draw:style-name="gr5" draw:layer="layout" svg:width="0.075cm" svg:height="0.235cm" svg:x="10.251cm" svg:y="9.5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14cm" svg:height="0.248cm" svg:x="10.349cm" svg:y="9.523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layer="layout" svg:width="0.11cm" svg:height="0.22cm" svg:x="10.568cm" svg:y="9.554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77cm" svg:height="0.244cm" svg:x="10.71cm" svg:y="9.5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36cm" svg:height="0.161cm" svg:x="10.903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24cm" svg:height="0.248cm" svg:x="11.179cm" svg:y="9.531cm" svg:viewBox="0 0 241 249" svg:d="M194 160c0 50-34 78-68 78-17 0-58-9-58-76v-134c0-13 0-17 28-17h8v-11c-12 1-38 1-52 1-13 0-40 0-52-1v11h8c28 0 28 4 28 17v133c0 49 41 88 89 88 41 0 73-33 79-73 1-7 1-11 1-25v-113c0-11 0-27 36-27v-11c-13 0-30 1-42 1s-29-1-42-1v11c37 0 37 17 37 26z">
            <text:p/>
          </draw:path>
          <draw:path draw:style-name="gr5" draw:layer="layout" svg:width="0.218cm" svg:height="0.239cm" svg:x="11.442cm" svg:y="9.532cm" svg:viewBox="0 0 219 240" svg:d="M36 212c0 13 0 17-28 17h-8v11h204l15-91h-9c-9 54-17 80-78 80h-47c-17 0-17-2-17-14v-94h32c34 0 38 11 38 41h9v-94h-9c0 31-4 42-38 42h-32v-85c0-12 0-14 17-14h46c54 0 63 19 69 68h9l-10-79h-199v11h8c28 0 28 4 28 17z">
            <text:p/>
          </draw:path>
          <draw:path draw:style-name="gr5" draw:layer="layout" svg:width="0.177cm" svg:height="0.244cm" svg:x="11.798cm" svg:y="9.5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59cm" svg:height="0.161cm" svg:x="11.997cm" svg:y="9.61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115cm" svg:height="0.161cm" svg:x="12.169cm" svg:y="9.6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layer="layout" svg:width="0.159cm" svg:height="0.161cm" svg:x="12.428cm" svg:y="9.61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173cm" svg:height="0.224cm" svg:x="12.716cm" svg:y="9.6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77cm" svg:height="0.159cm" svg:x="12.913cm" svg:y="9.615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layer="layout" svg:width="0.173cm" svg:height="0.248cm" svg:x="13.107cm" svg:y="9.527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5" draw:layer="layout" svg:width="0.078cm" svg:height="0.244cm" svg:x="13.304cm" svg:y="9.527cm" svg:viewBox="0 0 79 245" svg:d="M51 0l-51 4v11c25 0 28 2 28 20v183c0 16-4 16-28 16v11c12 0 31-1 40-1 8 0 26 1 39 1v-11c-24 0-28 0-28-16z">
            <text:p/>
          </draw:path>
          <draw:path draw:style-name="gr5" draw:layer="layout" svg:width="0.075cm" svg:height="0.235cm" svg:x="13.402cm" svg:y="9.5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34cm" svg:height="0.161cm" svg:x="13.5cm" svg:y="9.61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layer="layout" svg:width="0.17cm" svg:height="0.244cm" svg:x="13.771cm" svg:y="9.527cm" svg:viewBox="0 0 171 245" svg:d="M28 218c0 16-4 16-28 16v11c12 0 28-1 39-1 10 0 24 0 38 1v-11c-23 0-27 0-27-16v-36l22-20c28 38 43 58 43 64 0 7-6 8-13 8v11c10 0 31-1 38-1 10 0 21 0 31 1v-11c-13 0-21 0-35-19l-44-63c-1-1-3-3-3-4s26-22 29-25c22-18 37-19 45-19v-11c-11 1-15 1-25 1-13 0-35-1-40-1v11c7 0 11 4 11 9 0 7-5 11-8 13l-50 43v-169l-51 4v11c25 0 28 2 28 20z">
            <text:p/>
          </draw:path>
          <draw:path draw:style-name="gr5" draw:layer="layout" svg:width="0.136cm" svg:height="0.161cm" svg:x="13.947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2cm" svg:height="0.224cm" svg:x="14.1cm" svg:y="9.619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ath draw:style-name="gr5" draw:layer="layout" svg:width="0.135cm" svg:height="0.159cm" svg:x="14.412cm" svg:y="9.615cm" svg:viewBox="0 0 136 160" svg:d="M50 75c10 0 36-1 54-9 25-10 27-31 27-36 0-15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5" draw:layer="layout" svg:width="0.098cm" svg:height="0.111cm" svg:x="14.577cm" svg:y="9.715cm" svg:viewBox="0 0 99 112" svg:d="M89 16c-6 2-10 7-10 12 0 6 5 8 8 8s12-2 12-14c0-17-18-22-33-22-39 0-46 29-46 36 0 9 6 15 9 18 7 5 11 6 28 9 5 1 21 4 21 17 0 4-2 13-13 20-10 5-22 5-25 5-10 0-24-2-30-10 9-1 14-8 14-15 0-6-4-9-10-9-7 0-14 6-14 17 0 15 16 24 40 24 46 0 54-31 54-41 0-23-25-27-34-29-2-1-9-2-10-2-9-2-14-7-14-12 0-6 5-13 10-16 7-5 16-5 20-5 5 0 18 1 23 9z">
            <text:p/>
          </draw:path>
          <draw:path draw:style-name="gr5" draw:layer="layout" svg:width="0.15cm" svg:height="0.111cm" svg:x="14.703cm" svg:y="9.715cm" svg:viewBox="0 0 151 112" svg:d="M19 94c-1 3-3 9-3 10 0 5 5 8 9 8s8-3 9-6c1-2 3-10 5-15 1-5 4-16 5-22 2-6 3-11 4-17 3-10 4-12 11-22s18-23 37-23c14 0 14 13 14 17 0 15-10 43-14 53-3 7-4 9-4 14 0 13 11 21 24 21 24 0 35-34 35-38 0-3-3-3-4-3-3 0-3 1-4 4-6 20-17 30-27 30-5 0-6-3-6-9 0-5 1-9 6-20 3-7 13-34 13-48 0-24-19-28-32-28-21 0-35 13-42 23-2-18-16-23-27-23-10 0-16 8-19 13-6 10-9 24-9 25 0 3 3 3 4 3 4 0 4-1 6-7 3-15 8-27 18-27 6 0 8 5 8 12 0 5-2 14-4 21-2 6-4 17-6 22z">
            <text:p/>
          </draw:path>
          <draw:path draw:style-name="gr5" draw:layer="layout" svg:width="0.075cm" svg:height="0.166cm" svg:x="14.877cm" svg:y="9.66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
            <text:p/>
          </draw:path>
          <draw:path draw:style-name="gr5" draw:layer="layout" svg:width="0.126cm" svg:height="0.173cm" svg:x="14.98cm" svg:y="9.653cm" svg:viewBox="0 0 127 174" svg:d="M126 7c1 0 1-3 1-4s-1-3-4-3c-4 0-25 2-31 2-2 1-6 1-6 6 0 4 4 4 7 4 12 0 12 1 12 3s-1 4-1 6l-14 56c-6-8-14-14-26-14-32 0-64 34-64 70 0 24 16 41 37 41 14 0 26-7 36-17 4 15 19 17 25 17 9 0 15-5 20-13 5-10 8-24 8-25 0-3-3-3-4-3-3 0-3 1-5 8-3 12-8 26-18 26-7 0-8-5-8-12 0-5 0-7 1-10zM74 141c-2 7-8 12-13 16-2 2-12 10-23 10-9 0-18-6-18-24 0-13 7-40 13-50 11-20 24-23 31-23 17 0 22 18 22 21 0 1 0 3-1 4z">
            <text:p/>
          </draw:path>
          <draw:path draw:style-name="gr5" draw:layer="layout" svg:width="0.156cm" svg:height="0.161cm" svg:x="15.256cm" svg:y="9.61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layer="layout" svg:width="0.114cm" svg:height="0.248cm" svg:x="15.433cm" svg:y="9.523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layer="layout" svg:width="0.11cm" svg:height="0.22cm" svg:x="15.653cm" svg:y="9.554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77cm" svg:height="0.244cm" svg:x="15.794cm" svg:y="9.5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36cm" svg:height="0.161cm" svg:x="15.988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56cm" svg:height="0.256cm" svg:x="16.271cm" svg:y="9.523cm" svg:viewBox="0 0 157 257" svg:d="M104 112l-46-11c-22-5-35-24-35-45 0-25 19-46 46-46 59 0 67 58 69 74 1 2 1 4 5 4s4-2 4-9v-71c0-6 0-8-4-8-2 0-3 0-5 5l-12 20c-11-11-26-25-57-25-39 0-69 31-69 68 0 30 19 55 46 65 4 1 22 6 47 12 10 2 20 5 30 18 8 9 11 20 11 32 0 25-18 51-47 51-11 0-37-2-56-19-21-20-22-42-22-55-1-3-3-3-4-3-5 0-5 2-5 8v71c0 6 0 9 4 9 2 0 3-1 5-5 0 0 1-1 13-20 11 12 34 25 65 25 41 0 70-35 70-74 0-35-24-64-53-71z">
            <text:p/>
          </draw:path>
          <draw:path draw:style-name="gr5" draw:layer="layout" svg:width="0.24cm" svg:height="0.24cm" svg:x="16.458cm" svg:y="9.531cm" svg:viewBox="0 0 241 241" svg:d="M70 5c-3-5-3-5-10-5h-60v11h10c6 0 13 0 18 1 8 1 8 1 8 8v184c0 10 0 26-36 26v11c12 0 30-1 41-1 12 0 29 1 42 1v-11c-37 0-37-16-37-26v-184c2 2 2 3 4 5l144 211c3 5 3 5 6 5 5 0 5-2 5-9v-195c0-9 0-26 36-26v-11c-12 0-30 1-41 1-12 0-29-1-42-1v11c37 0 37 17 37 26v151z">
            <text:p/>
          </draw:path>
          <draw:path draw:style-name="gr5" draw:layer="layout" svg:width="0.172cm" svg:height="0.155cm" svg:x="16.834cm" svg:y="9.619cm" svg:viewBox="0 0 173 156" svg:d="M140 35c4-8 10-24 33-24v-11c-8 1-19 1-27 1s-24-1-30-1v11c13 0 17 8 17 15 0 3-1 5-3 9l-36 90-39-99c-2-4-2-5-2-6 0-9 13-9 20-9v-11c-11 0-31 1-39 1-9 0-23 0-34-1v11c22 0 24 2 28 13l51 126c2 5 3 6 8 6 4 0 6-3 7-6z">
            <text:p/>
          </draw:path>
          <draw:path draw:style-name="gr5" draw:layer="layout" svg:width="0.136cm" svg:height="0.161cm" svg:x="17.013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18cm" svg:height="0.155cm" svg:x="17.169cm" svg:y="9.61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layer="layout" svg:width="0.075cm" svg:height="0.235cm" svg:x="17.309cm" svg:y="9.5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76cm" svg:height="0.248cm" svg:x="17.404cm" svg:y="9.523cm" svg:viewBox="0 0 177 249" svg:d="M107 108c16 0 19 4 19 19v95c0 16-4 16-28 16v11c12-1 31-1 39-1 9 0 27 0 40 1v-11c-24 0-28 0-28-16v-130l-44 4c-6 0-6 0-7 0 0 1-1 1-6 1h-42v-40c0-35 31-49 53-49 10 0 23 3 30 11-15 1-17 11-17 17 0 11 9 16 16 16 8 0 16-6 16-16 0-21-19-36-45-36-33 0-75 18-75 56v41h-28v11h28v114c0 16-4 16-28 16v11c12-1 31-1 40-1 8 0 26 0 39 1v-11c-24 0-28 0-28-16v-114z">
            <text:p/>
          </draw:path>
          <draw:path draw:style-name="gr5" draw:layer="layout" svg:width="0.159cm" svg:height="0.161cm" svg:x="17.605cm" svg:y="9.61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layer="layout" svg:width="0.173cm" svg:height="0.248cm" svg:x="17.776cm" svg:y="9.527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5" draw:layer="layout" svg:width="0.078cm" svg:height="0.244cm" svg:x="17.973cm" svg:y="9.527cm" svg:viewBox="0 0 79 245" svg:d="M51 0l-51 4v11c25 0 28 2 28 20v183c0 16-4 16-28 16v11c12 0 31-1 40-1 8 0 26 1 39 1v-11c-24 0-28 0-28-16z">
            <text:p/>
          </draw:path>
          <draw:path draw:style-name="gr5" draw:layer="layout" svg:width="0.136cm" svg:height="0.161cm" svg:x="18.069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3cm" svg:height="0.248cm" svg:x="18.342cm" svg:y="9.527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5" draw:layer="layout" svg:width="0.172cm" svg:height="0.224cm" svg:x="18.524cm" svg:y="9.619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ath draw:style-name="gr5" draw:layer="layout" svg:width="0.11cm" svg:height="0.22cm" svg:x="18.827cm" svg:y="9.554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77cm" svg:height="0.244cm" svg:x="18.968cm" svg:y="9.5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36cm" svg:height="0.161cm" svg:x="19.162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3cm" svg:height="0.224cm" svg:x="19.435cm" svg:y="9.6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77cm" svg:height="0.159cm" svg:x="19.632cm" svg:y="9.615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layer="layout" svg:width="0.173cm" svg:height="0.248cm" svg:x="19.826cm" svg:y="9.527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5" draw:layer="layout" svg:width="0.078cm" svg:height="0.244cm" svg:x="20.023cm" svg:y="9.527cm" svg:viewBox="0 0 79 245" svg:d="M51 0l-51 4v11c25 0 28 2 28 20v183c0 16-4 16-28 16v11c12 0 31-1 40-1 8 0 26 1 39 1v-11c-24 0-28 0-28-16z">
            <text:p/>
          </draw:path>
          <draw:path draw:style-name="gr5" draw:layer="layout" svg:width="0.075cm" svg:height="0.235cm" svg:x="20.12cm" svg:y="9.5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5" draw:layer="layout" svg:width="0.134cm" svg:height="0.161cm" svg:x="20.218cm" svg:y="9.61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5" draw:layer="layout" svg:width="0.17cm" svg:height="0.244cm" svg:x="20.49cm" svg:y="9.527cm" svg:viewBox="0 0 171 245" svg:d="M28 218c0 16-4 16-28 16v11c12 0 28-1 39-1 10 0 24 0 38 1v-11c-23 0-27 0-27-16v-36l22-20c28 38 43 58 43 64 0 7-6 8-13 8v11c10 0 31-1 38-1 10 0 21 0 31 1v-11c-13 0-21 0-35-19l-44-63c-1-1-3-3-3-4s26-22 29-25c22-18 37-19 45-19v-11c-11 1-15 1-25 1-13 0-35-1-40-1v11c7 0 11 4 11 9 0 7-5 11-8 13l-50 43v-169l-51 4v11c25 0 28 2 28 20z">
            <text:p/>
          </draw:path>
          <draw:path draw:style-name="gr5" draw:layer="layout" svg:width="0.136cm" svg:height="0.161cm" svg:x="20.665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2cm" svg:height="0.224cm" svg:x="20.818cm" svg:y="9.619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ath draw:style-name="gr5" draw:layer="layout" svg:width="0.135cm" svg:height="0.159cm" svg:x="21.131cm" svg:y="9.615cm" svg:viewBox="0 0 136 160" svg:d="M50 75c10 0 36-1 54-9 25-10 27-31 27-36 0-15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5" draw:layer="layout" svg:width="0.134cm" svg:height="0.173cm" svg:x="21.297cm" svg:y="9.653cm" svg:viewBox="0 0 135 174" svg:d="M59 7c0 0 1-3 1-4s-1-3-4-3c-5 0-26 2-32 2-2 1-5 1-5 6 0 4 3 4 6 4 12 0 12 1 12 3s0 4-1 6l-35 140c-1 4-1 5-1 5 0 4 3 8 8 8 3 0 8-1 11-6 0-2 3-11 4-16l6-22c0-4 3-13 3-17 3-9 3-9 8-17 8-12 20-26 40-26 13 0 14 11 14 17 0 15-10 42-14 53-3 6-4 9-4 13 0 13 11 21 23 21 25 0 36-34 36-38 0-3-3-3-4-3-3 0-4 2-5 4-5 20-16 30-26 30-5 0-6-3-6-8 0-6 1-9 6-20 3-8 13-34 13-48 0-4 0-15-9-22-5-3-12-6-23-6-19 0-32 10-41 20z">
            <text:p/>
          </draw:path>
          <draw:path draw:style-name="gr5" draw:layer="layout" svg:width="0.15cm" svg:height="0.111cm" svg:x="21.454cm" svg:y="9.715cm" svg:viewBox="0 0 151 112" svg:d="M19 94c-1 3-3 9-3 10 0 5 5 8 9 8s8-3 9-6c1-2 3-10 5-15 1-5 4-16 5-22 2-6 3-11 4-17 3-10 4-12 11-22s18-23 37-23c14 0 14 13 14 17 0 15-10 43-14 53-3 7-4 9-4 14 0 13 11 21 24 21 24 0 35-34 35-38 0-3-3-3-4-3-3 0-3 1-4 4-6 20-17 30-27 30-5 0-6-3-6-9 0-5 1-9 6-20 3-7 13-34 13-48 0-24-19-28-32-28-21 0-35 13-42 23-2-18-16-23-27-23-10 0-16 8-19 13-6 10-9 24-9 25 0 3 3 3 4 3 4 0 4-1 6-7 3-15 8-27 18-27 6 0 8 5 8 12 0 5-2 14-4 21-2 6-4 17-6 22z">
            <text:p/>
          </draw:path>
          <draw:path draw:style-name="gr5" draw:layer="layout" svg:width="0.075cm" svg:height="0.166cm" svg:x="21.628cm" svg:y="9.66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
            <text:p/>
          </draw:path>
          <draw:path draw:style-name="gr5" draw:layer="layout" svg:width="0.126cm" svg:height="0.173cm" svg:x="21.731cm" svg:y="9.653cm" svg:viewBox="0 0 127 174" svg:d="M126 7c1 0 1-3 1-4s-1-3-4-3c-4 0-25 2-31 2-2 1-6 1-6 6 0 4 4 4 7 4 12 0 12 1 12 3s-1 4-1 6l-14 56c-6-8-14-14-26-14-32 0-64 34-64 70 0 24 16 41 37 41 14 0 26-7 36-17 4 15 19 17 25 17 9 0 15-5 20-13 5-10 8-24 8-25 0-3-3-3-4-3-3 0-3 1-5 8-3 12-8 26-18 26-7 0-8-5-8-12 0-5 0-7 1-10zM74 141c-2 7-8 12-13 16-2 2-12 10-23 10-9 0-18-6-18-24 0-13 7-40 13-50 11-20 24-23 31-23 17 0 22 18 22 21 0 1 0 3-1 4z">
            <text:p/>
          </draw:path>
          <draw:path draw:style-name="gr5" draw:layer="layout" svg:width="0.156cm" svg:height="0.161cm" svg:x="22.007cm" svg:y="9.61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layer="layout" svg:width="0.114cm" svg:height="0.248cm" svg:x="22.184cm" svg:y="9.523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layer="layout" svg:width="0.11cm" svg:height="0.22cm" svg:x="22.404cm" svg:y="9.554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77cm" svg:height="0.244cm" svg:x="22.545cm" svg:y="9.5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5" draw:layer="layout" svg:width="0.136cm" svg:height="0.161cm" svg:x="22.739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24cm" svg:height="0.24cm" svg:x="23.014cm" svg:y="9.531cm" svg:viewBox="0 0 241 241" svg:d="M205 28c0-13 0-17 28-17h8v-11c-12 1-38 1-52 1-13 0-40 0-52-1v11h8c28 0 28 4 28 17v82h-105v-82c0-13 0-17 28-17h8v-11c-12 1-38 1-52 1-13 0-40 0-52-1v11h8c28 0 28 4 28 17v186c0 12 0 16-28 16h-8v11c12-1 38-1 52-1 13 0 40 0 52 1v-11h-8c-28 0-28-4-28-16v-93h105v93c0 12 0 16-28 16h-8v11c12-1 38-1 52-1 13 0 40 0 52 1v-11h-8c-28 0-28-4-28-16z">
            <text:p/>
          </draw:path>
          <draw:path draw:style-name="gr5" draw:layer="layout" svg:width="0.24cm" svg:height="0.24cm" svg:x="23.278cm" svg:y="9.531cm" svg:viewBox="0 0 241 241" svg:d="M70 5c-3-5-3-5-10-5h-60v11h10c6 0 13 0 18 1 8 1 8 1 8 8v184c0 10 0 26-36 26v11c12 0 30-1 41-1 12 0 29 1 42 1v-11c-37 0-37-16-37-26v-184c2 2 2 3 4 5l144 211c3 5 3 5 6 5 5 0 5-2 5-9v-195c0-9 0-26 36-26v-11c-12 0-30 1-41 1-12 0-29-1-42-1v11c37 0 37 17 37 26v151z">
            <text:p/>
          </draw:path>
          <draw:path draw:style-name="gr5" draw:layer="layout" svg:width="0.041cm" svg:height="0.105cm" svg:x="23.56cm" svg:y="9.733cm" svg:viewBox="0 0 42 106" svg:d="M42 37c0-22-9-37-23-37-13 0-19 10-19 19s6 19 19 19c6 0 10-3 14-5v-1c1 0 1 0 1 5 0 23-10 45-26 61-2 2-2 3-2 4 0 3 2 4 3 4 5 0 33-28 33-69z">
            <text:p/>
          </draw:path>
          <draw:path draw:style-name="gr5" draw:layer="layout" svg:width="0.088cm" svg:height="0.307cm" svg:x="23.73cm" svg:y="9.535cm" svg:viewBox="0 0 89 308" svg:d="M89 80l-54 4v11c27 0 30 2 30 20v139c0 16-3 46-26 46-1 0-9 0-19-4 6-2 13-7 13-16s-7-16-17-16-16 7-16 16c0 18 20 28 40 28 27 0 49-22 49-54zM89 19c0-11-9-19-19-19s-19 8-19 19c0 10 9 18 19 18s19-8 19-18z">
            <text:p/>
          </draw:path>
          <draw:path draw:style-name="gr5" draw:layer="layout" svg:width="0.177cm" svg:height="0.159cm" svg:x="23.863cm" svg:y="9.615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layer="layout" svg:width="0.274cm" svg:height="0.155cm" svg:x="24.058cm" svg:y="9.615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5" draw:layer="layout" svg:width="0.173cm" svg:height="0.224cm" svg:x="24.35cm" svg:y="9.6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1cm" svg:height="0.22cm" svg:x="24.659cm" svg:y="9.554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56cm" svg:height="0.161cm" svg:x="24.799cm" svg:y="9.61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5" draw:layer="layout" svg:width="0.156cm" svg:height="0.256cm" svg:x="25.102cm" svg:y="9.523cm" svg:viewBox="0 0 157 257" svg:d="M104 112l-46-11c-22-5-35-24-35-45 0-25 19-46 46-46 59 0 67 58 69 74 1 2 1 4 5 4s4-2 4-9v-71c0-6 0-8-4-8-2 0-3 0-5 5l-12 20c-11-11-26-25-57-25-39 0-69 31-69 68 0 30 19 55 46 65 4 1 22 6 47 12 10 2 20 5 30 18 8 9 11 20 11 32 0 25-18 51-47 51-11 0-37-2-56-19-21-20-22-42-22-55-1-3-3-3-4-3-5 0-5 2-5 8v71c0 6 0 9 4 9 2 0 3-1 5-5 0 0 1-1 13-20 11 12 34 25 65 25 41 0 70-35 70-74 0-35-24-64-53-71z">
            <text:p/>
          </draw:path>
          <draw:path draw:style-name="gr5" draw:layer="layout" svg:width="0.11cm" svg:height="0.22cm" svg:x="25.284cm" svg:y="9.554cm" svg:viewBox="0 0 111 221" svg:d="M55 76h50v-11h-50v-65h-9c-1 29-11 67-46 68v8h30v97c0 44 33 48 46 48 25 0 35-25 35-48v-20h-9v20c0 26-10 39-24 39-23 0-23-32-23-38z">
            <text:p/>
          </draw:path>
          <draw:path draw:style-name="gr5" draw:layer="layout" svg:width="0.136cm" svg:height="0.161cm" svg:x="25.424cm" svg:y="9.6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5" draw:layer="layout" svg:width="0.173cm" svg:height="0.224cm" svg:x="25.58cm" svg:y="9.6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5" draw:layer="layout" svg:width="0.14cm" svg:height="0.242cm" svg:x="25.9cm" svg:y="9.536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olygon draw:style-name="gr5" draw:layer="layout" svg:width="0.014cm" svg:height="0.523cm" svg:x="26.164cm" svg:y="9.421cm" svg:viewBox="0 0 15 524" draw:points="8,524 0,524 0,0 15,0 15,524">
            <text:p/>
          </draw:polygon>
          <draw:polygon draw:style-name="gr5" draw:layer="layout" svg:width="16.058cm" svg:height="0.014cm" svg:x="10.12cm" svg:y="9.944cm" svg:viewBox="0 0 16059 15" draw:points="8029,15 0,15 0,0 16059,0 16059,15">
            <text:p/>
          </draw:polygon>
        </draw:g>
        <draw:custom-shape draw:style-name="gr12" draw:text-style-name="P1" draw:layer="layout" svg:width="0.254cm" svg:height="11.938cm" svg:x="9.144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254cm" svg:height="2.54cm" svg:x="9.19cm" svg:y="1.0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254cm" svg:height="3.81cm" svg:x="9.144cm" svg:y="4.0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display§\fbox{Provisioning phase}§svg§600§FALSE§</svg:desc>
          <draw:polygon draw:style-name="gr9" draw:layer="layout" svg:width="4.991cm" svg:height="0.882cm" svg:x="3.298cm" svg:y="1.778cm" svg:viewBox="0 0 4992 883" draw:points="2496,883 0,883 0,0 4992,0 4992,883">
            <text:p/>
          </draw:polygon>
          <draw:polygon draw:style-name="gr5" draw:layer="layout" svg:width="4.991cm" svg:height="0.023cm" svg:x="3.298cm" svg:y="1.778cm" svg:viewBox="0 0 4992 24" draw:points="2496,24 0,24 0,0 4992,0 4992,24">
            <text:p/>
          </draw:polygon>
          <draw:polygon draw:style-name="gr5" draw:layer="layout" svg:width="0.023cm" svg:height="0.837cm" svg:x="3.298cm" svg:y="1.8cm" svg:viewBox="0 0 24 838" draw:points="13,838 0,838 0,0 24,0 24,838">
            <text:p/>
          </draw:polygon>
          <draw:path draw:style-name="gr5" draw:layer="layout" svg:width="0.332cm" svg:height="0.385cm" svg:x="3.509cm" svg:y="1.976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5" draw:layer="layout" svg:width="0.189cm" svg:height="0.249cm" svg:x="3.888cm" svg:y="2.11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5cm" svg:height="0.258cm" svg:x="4.108cm" svg:y="2.10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76cm" svg:height="0.249cm" svg:x="4.368cm" svg:y="2.117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5" draw:layer="layout" svg:width="0.121cm" svg:height="0.377cm" svg:x="4.672cm" svg:y="1.9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185cm" svg:height="0.258cm" svg:x="4.829cm" svg:y="2.10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121cm" svg:height="0.377cm" svg:x="5.052cm" svg:y="1.9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5.205cm" svg:y="2.10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5.488cm" svg:y="2.11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21cm" svg:height="0.377cm" svg:x="5.8cm" svg:y="1.98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5.957cm" svg:y="2.11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6.266cm" svg:y="2.10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77cm" svg:height="0.359cm" svg:x="6.735cm" svg:y="2.11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7.05cm" svg:y="1.97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368cm" svg:y="2.10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644cm" svg:y="2.10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863cm" svg:y="2.10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266cm" svg:y="1.8cm" svg:viewBox="0 0 24 838" draw:points="13,838 0,838 0,0 24,0 24,838">
            <text:p/>
          </draw:polygon>
          <draw:polygon draw:style-name="gr5" draw:layer="layout" svg:width="4.991cm" svg:height="0.023cm" svg:x="3.298cm" svg:y="2.637cm" svg:viewBox="0 0 4992 24" draw:points="2496,24 0,24 0,0 4992,0 4992,24">
            <text:p/>
          </draw:polygon>
        </draw:g>
        <draw:g>
          <svg:title>TexMaths</svg:title>
          <svg:desc>16§display§\fbox{Roaming agreement phase}§svg§600§FALSE§</svg:desc>
          <draw:polygon draw:style-name="gr9" draw:layer="layout" svg:width="6.847cm" svg:height="0.882cm" svg:x="1.397cm" svg:y="5.481cm" svg:viewBox="0 0 6848 883" draw:points="3424,883 0,883 0,0 6848,0 6848,883">
            <text:p/>
          </draw:polygon>
          <draw:polygon draw:style-name="gr5" draw:layer="layout" svg:width="6.847cm" svg:height="0.023cm" svg:x="1.397cm" svg:y="5.481cm" svg:viewBox="0 0 6848 24" draw:points="3424,24 0,24 0,0 6848,0 6848,24">
            <text:p/>
          </draw:polygon>
          <draw:polygon draw:style-name="gr5" draw:layer="layout" svg:width="0.023cm" svg:height="0.837cm" svg:x="1.397cm" svg:y="5.503cm" svg:viewBox="0 0 24 838" draw:points="13,838 0,838 0,0 24,0 24,838">
            <text:p/>
          </draw:polygon>
          <draw:path draw:style-name="gr5" draw:layer="layout" svg:width="0.393cm" svg:height="0.397cm" svg:x="1.608cm" svg:y="5.679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5" draw:layer="layout" svg:width="0.25cm" svg:height="0.258cm" svg:x="2.018cm" svg:y="5.811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55cm" svg:height="0.258cm" svg:x="2.307cm" svg:y="5.81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439cm" svg:height="0.249cm" svg:x="2.583cm" svg:y="5.814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5" draw:layer="layout" svg:width="0.121cm" svg:height="0.377cm" svg:x="3.051cm" svg:y="5.686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4cm" svg:height="0.249cm" svg:x="3.207cm" svg:y="5.814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58cm" svg:height="0.372cm" svg:x="3.517cm" svg:y="5.807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255cm" svg:height="0.258cm" svg:x="3.994cm" svg:y="5.81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258cm" svg:height="0.372cm" svg:x="4.267cm" svg:y="5.807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5" draw:layer="layout" svg:width="0.189cm" svg:height="0.249cm" svg:x="4.549cm" svg:y="5.81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5" draw:layer="layout" svg:width="0.218cm" svg:height="0.258cm" svg:x="4.76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18cm" svg:height="0.258cm" svg:x="5.01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439cm" svg:height="0.249cm" svg:x="5.271cm" svg:y="5.814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5" draw:layer="layout" svg:width="0.218cm" svg:height="0.258cm" svg:x="5.73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84cm" svg:height="0.249cm" svg:x="5.989cm" svg:y="5.814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77cm" svg:height="0.353cm" svg:x="6.279cm" svg:y="5.716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277cm" svg:height="0.359cm" svg:x="6.69cm" svg:y="5.814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7.005cm" svg:y="5.67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323cm" svg:y="5.81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599cm" svg:y="5.811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818cm" svg:y="5.81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221cm" svg:y="5.503cm" svg:viewBox="0 0 24 838" draw:points="13,838 0,838 0,0 24,0 24,838">
            <text:p/>
          </draw:polygon>
          <draw:polygon draw:style-name="gr5" draw:layer="layout" svg:width="6.847cm" svg:height="0.023cm" svg:x="1.397cm" svg:y="6.34cm" svg:viewBox="0 0 6848 24" draw:points="3424,24 0,24 0,0 6848,0 6848,24">
            <text:p/>
          </draw:polygon>
        </draw:g>
        <draw:g>
          <svg:title>TexMaths</svg:title>
          <svg:desc>16§display§\fbox{Identification phase}§svg§600§FALSE§</svg:desc>
          <draw:polygon draw:style-name="gr9" draw:layer="layout" svg:width="5.197cm" svg:height="0.882cm" svg:x="3.097cm" svg:y="13.882cm" svg:viewBox="0 0 5198 883" draw:points="2598,883 0,883 0,0 5198,0 5198,883">
            <text:p/>
          </draw:polygon>
          <draw:polygon draw:style-name="gr5" draw:layer="layout" svg:width="5.197cm" svg:height="0.023cm" svg:x="3.097cm" svg:y="13.882cm" svg:viewBox="0 0 5198 24" draw:points="2598,24 0,24 0,0 5198,0 5198,24">
            <text:p/>
          </draw:polygon>
          <draw:polygon draw:style-name="gr5" draw:layer="layout" svg:width="0.023cm" svg:height="0.837cm" svg:x="3.097cm" svg:y="13.904cm" svg:viewBox="0 0 24 838" draw:points="13,838 0,838 0,0 24,0 24,838">
            <text:p/>
          </draw:polygon>
          <draw:path draw:style-name="gr5" draw:layer="layout" svg:width="0.172cm" svg:height="0.385cm" svg:x="3.303cm" svg:y="14.08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5" draw:layer="layout" svg:width="0.277cm" svg:height="0.397cm" svg:x="3.51cm" svg:y="14.074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5" draw:layer="layout" svg:width="0.218cm" svg:height="0.258cm" svg:x="3.82cm" svg:y="14.21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5" draw:layer="layout" svg:width="0.284cm" svg:height="0.249cm" svg:x="4.071cm" svg:y="14.21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177cm" svg:height="0.353cm" svg:x="4.361cm" svg:y="14.117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121cm" svg:height="0.377cm" svg:x="4.588cm" svg:y="14.08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82cm" svg:height="0.397cm" svg:x="4.74cm" svg:y="14.068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5" draw:layer="layout" svg:width="0.215cm" svg:height="0.258cm" svg:x="5.057cm" svg:y="14.212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5" draw:layer="layout" svg:width="0.255cm" svg:height="0.258cm" svg:x="5.311cm" svg:y="14.21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77cm" svg:height="0.353cm" svg:x="5.58cm" svg:y="14.117cm" svg:viewBox="0 0 178 354" svg:d="M88 122h80v-18h-80v-104h-14c-2 46-18 107-74 109v13h48v155c0 70 53 77 74 77 40 0 56-40 56-77v-32h-15v32c0 41-16 62-38 62-37 0-37-51-37-61z">
            <text:p/>
          </draw:path>
          <draw:path draw:style-name="gr5" draw:layer="layout" svg:width="0.121cm" svg:height="0.377cm" svg:x="5.806cm" svg:y="14.08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5" draw:layer="layout" svg:width="0.25cm" svg:height="0.258cm" svg:x="5.959cm" svg:y="14.212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5" draw:layer="layout" svg:width="0.284cm" svg:height="0.249cm" svg:x="6.242cm" svg:y="14.21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5" draw:layer="layout" svg:width="0.277cm" svg:height="0.359cm" svg:x="6.74cm" svg:y="14.215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5" draw:layer="layout" svg:width="0.284cm" svg:height="0.391cm" svg:x="7.055cm" svg:y="14.07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5" draw:layer="layout" svg:width="0.255cm" svg:height="0.258cm" svg:x="7.373cm" svg:y="14.21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5" draw:layer="layout" svg:width="0.185cm" svg:height="0.258cm" svg:x="7.649cm" svg:y="14.21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5" draw:layer="layout" svg:width="0.218cm" svg:height="0.258cm" svg:x="7.868cm" svg:y="14.21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5" draw:layer="layout" svg:width="0.023cm" svg:height="0.837cm" svg:x="8.271cm" svg:y="13.904cm" svg:viewBox="0 0 24 838" draw:points="13,838 0,838 0,0 24,0 24,838">
            <text:p/>
          </draw:polygon>
          <draw:polygon draw:style-name="gr5" draw:layer="layout" svg:width="5.197cm" svg:height="0.023cm" svg:x="3.097cm" svg:y="14.741cm" svg:viewBox="0 0 5198 24" draw:points="2598,24 0,24 0,0 5198,0 5198,24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26.425cm" svg:y="1.473cm" svg:viewBox="0 0 499 559" draw:points="250,559 0,559 0,0 499,0 499,559">
            <text:p/>
          </draw:polygon>
          <draw:polygon draw:style-name="gr5" draw:layer="layout" svg:width="0.498cm" svg:height="0.017cm" svg:x="26.425cm" svg:y="1.473cm" svg:viewBox="0 0 499 18" draw:points="250,18 0,18 0,0 499,0 499,18">
            <text:p/>
          </draw:polygon>
          <draw:polygon draw:style-name="gr5" draw:layer="layout" svg:width="0.017cm" svg:height="0.524cm" svg:x="26.425cm" svg:y="1.49cm" svg:viewBox="0 0 18 525" draw:points="10,525 0,525 0,0 18,0 18,525">
            <text:p/>
          </draw:polygon>
          <draw:path draw:style-name="gr5" draw:layer="layout" svg:width="0.139cm" svg:height="0.281cm" svg:x="26.606cm" svg:y="1.607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26.906cm" svg:y="1.49cm" svg:viewBox="0 0 18 525" draw:points="10,525 0,525 0,0 18,0 18,525">
            <text:p/>
          </draw:polygon>
          <draw:polygon draw:style-name="gr5" draw:layer="layout" svg:width="0.498cm" svg:height="0.017cm" svg:x="26.425cm" svg:y="2.014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24.726cm" svg:y="2.775cm" svg:viewBox="0 0 499 559" draw:points="250,559 0,559 0,0 499,0 499,559">
            <text:p/>
          </draw:polygon>
          <draw:polygon draw:style-name="gr5" draw:layer="layout" svg:width="0.498cm" svg:height="0.017cm" svg:x="24.726cm" svg:y="2.775cm" svg:viewBox="0 0 499 18" draw:points="250,18 0,18 0,0 499,0 499,18">
            <text:p/>
          </draw:polygon>
          <draw:polygon draw:style-name="gr5" draw:layer="layout" svg:width="0.017cm" svg:height="0.524cm" svg:x="24.726cm" svg:y="2.792cm" svg:viewBox="0 0 18 525" draw:points="10,525 0,525 0,0 18,0 18,525">
            <text:p/>
          </draw:polygon>
          <draw:path draw:style-name="gr5" draw:layer="layout" svg:width="0.168cm" svg:height="0.281cm" svg:x="24.89cm" svg:y="2.909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5.207cm" svg:y="2.792cm" svg:viewBox="0 0 18 525" draw:points="10,525 0,525 0,0 18,0 18,525">
            <text:p/>
          </draw:polygon>
          <draw:polygon draw:style-name="gr5" draw:layer="layout" svg:width="0.498cm" svg:height="0.017cm" svg:x="24.726cm" svg:y="3.316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9" draw:layer="layout" svg:width="0.498cm" svg:height="0.558cm" svg:x="24.647cm" svg:y="6.761cm" svg:viewBox="0 0 499 559" draw:points="250,559 0,559 0,0 499,0 499,559">
            <text:p/>
          </draw:polygon>
          <draw:polygon draw:style-name="gr5" draw:layer="layout" svg:width="0.498cm" svg:height="0.017cm" svg:x="24.647cm" svg:y="6.761cm" svg:viewBox="0 0 499 18" draw:points="250,18 0,18 0,0 499,0 499,18">
            <text:p/>
          </draw:polygon>
          <draw:polygon draw:style-name="gr5" draw:layer="layout" svg:width="0.017cm" svg:height="0.524cm" svg:x="24.647cm" svg:y="6.778cm" svg:viewBox="0 0 18 525" draw:points="10,525 0,525 0,0 18,0 18,525">
            <text:p/>
          </draw:polygon>
          <draw:path draw:style-name="gr5" draw:layer="layout" svg:width="0.175cm" svg:height="0.29cm" svg:x="24.808cm" svg:y="6.895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25.128cm" svg:y="6.778cm" svg:viewBox="0 0 18 525" draw:points="10,525 0,525 0,0 18,0 18,525">
            <text:p/>
          </draw:polygon>
          <draw:polygon draw:style-name="gr5" draw:layer="layout" svg:width="0.498cm" svg:height="0.017cm" svg:x="24.647cm" svg:y="7.302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26.227cm" svg:y="5.079cm" svg:viewBox="0 0 499 559" draw:points="250,559 0,559 0,0 499,0 499,559">
            <text:p/>
          </draw:polygon>
          <draw:polygon draw:style-name="gr5" draw:layer="layout" svg:width="0.498cm" svg:height="0.017cm" svg:x="26.227cm" svg:y="5.079cm" svg:viewBox="0 0 499 18" draw:points="250,18 0,18 0,0 499,0 499,18">
            <text:p/>
          </draw:polygon>
          <draw:polygon draw:style-name="gr5" draw:layer="layout" svg:width="0.017cm" svg:height="0.524cm" svg:x="26.227cm" svg:y="5.096cm" svg:viewBox="0 0 18 525" draw:points="10,525 0,525 0,0 18,0 18,525">
            <text:p/>
          </draw:polygon>
          <draw:path draw:style-name="gr5" draw:layer="layout" svg:width="0.168cm" svg:height="0.281cm" svg:x="26.391cm" svg:y="5.213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6.708cm" svg:y="5.096cm" svg:viewBox="0 0 18 525" draw:points="10,525 0,525 0,0 18,0 18,525">
            <text:p/>
          </draw:polygon>
          <draw:polygon draw:style-name="gr5" draw:layer="layout" svg:width="0.498cm" svg:height="0.017cm" svg:x="26.227cm" svg:y="5.62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18.825cm" svg:y="4.074cm" svg:viewBox="0 0 499 559" draw:points="250,559 0,559 0,0 499,0 499,559">
            <text:p/>
          </draw:polygon>
          <draw:polygon draw:style-name="gr5" draw:layer="layout" svg:width="0.498cm" svg:height="0.017cm" svg:x="18.825cm" svg:y="4.074cm" svg:viewBox="0 0 499 18" draw:points="250,18 0,18 0,0 499,0 499,18">
            <text:p/>
          </draw:polygon>
          <draw:polygon draw:style-name="gr5" draw:layer="layout" svg:width="0.017cm" svg:height="0.524cm" svg:x="18.825cm" svg:y="4.091cm" svg:viewBox="0 0 18 525" draw:points="10,525 0,525 0,0 18,0 18,525">
            <text:p/>
          </draw:polygon>
          <draw:path draw:style-name="gr5" draw:layer="layout" svg:width="0.139cm" svg:height="0.281cm" svg:x="19.006cm" svg:y="4.208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9.306cm" svg:y="4.091cm" svg:viewBox="0 0 18 525" draw:points="10,525 0,525 0,0 18,0 18,525">
            <text:p/>
          </draw:polygon>
          <draw:polygon draw:style-name="gr5" draw:layer="layout" svg:width="0.498cm" svg:height="0.017cm" svg:x="18.825cm" svg:y="4.615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9" draw:layer="layout" svg:width="0.498cm" svg:height="0.558cm" svg:x="17.926cm" svg:y="8.375cm" svg:viewBox="0 0 499 559" draw:points="250,559 0,559 0,0 499,0 499,559">
            <text:p/>
          </draw:polygon>
          <draw:polygon draw:style-name="gr5" draw:layer="layout" svg:width="0.498cm" svg:height="0.017cm" svg:x="17.926cm" svg:y="8.375cm" svg:viewBox="0 0 499 18" draw:points="250,18 0,18 0,0 499,0 499,18">
            <text:p/>
          </draw:polygon>
          <draw:polygon draw:style-name="gr5" draw:layer="layout" svg:width="0.017cm" svg:height="0.524cm" svg:x="17.926cm" svg:y="8.392cm" svg:viewBox="0 0 18 525" draw:points="10,525 0,525 0,0 18,0 18,525">
            <text:p/>
          </draw:polygon>
          <draw:path draw:style-name="gr5" draw:layer="layout" svg:width="0.139cm" svg:height="0.281cm" svg:x="18.107cm" svg:y="8.509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8.407cm" svg:y="8.392cm" svg:viewBox="0 0 18 525" draw:points="10,525 0,525 0,0 18,0 18,525">
            <text:p/>
          </draw:polygon>
          <draw:polygon draw:style-name="gr5" draw:layer="layout" svg:width="0.498cm" svg:height="0.017cm" svg:x="17.926cm" svg:y="8.916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9" draw:layer="layout" svg:width="0.498cm" svg:height="0.558cm" svg:x="11.127cm" svg:y="10.18cm" svg:viewBox="0 0 499 559" draw:points="250,559 0,559 0,0 499,0 499,559">
            <text:p/>
          </draw:polygon>
          <draw:polygon draw:style-name="gr5" draw:layer="layout" svg:width="0.498cm" svg:height="0.017cm" svg:x="11.127cm" svg:y="10.18cm" svg:viewBox="0 0 499 18" draw:points="250,18 0,18 0,0 499,0 499,18">
            <text:p/>
          </draw:polygon>
          <draw:polygon draw:style-name="gr5" draw:layer="layout" svg:width="0.017cm" svg:height="0.524cm" svg:x="11.127cm" svg:y="10.197cm" svg:viewBox="0 0 18 525" draw:points="10,525 0,525 0,0 18,0 18,525">
            <text:p/>
          </draw:polygon>
          <draw:path draw:style-name="gr5" draw:layer="layout" svg:width="0.168cm" svg:height="0.281cm" svg:x="11.291cm" svg:y="10.314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11.608cm" svg:y="10.197cm" svg:viewBox="0 0 18 525" draw:points="10,525 0,525 0,0 18,0 18,525">
            <text:p/>
          </draw:polygon>
          <draw:polygon draw:style-name="gr5" draw:layer="layout" svg:width="0.498cm" svg:height="0.017cm" svg:x="11.127cm" svg:y="10.721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9" draw:layer="layout" svg:width="0.498cm" svg:height="0.558cm" svg:x="24.047cm" svg:y="11.462cm" svg:viewBox="0 0 499 559" draw:points="250,559 0,559 0,0 499,0 499,559">
            <text:p/>
          </draw:polygon>
          <draw:polygon draw:style-name="gr5" draw:layer="layout" svg:width="0.498cm" svg:height="0.017cm" svg:x="24.047cm" svg:y="11.462cm" svg:viewBox="0 0 499 18" draw:points="250,18 0,18 0,0 499,0 499,18">
            <text:p/>
          </draw:polygon>
          <draw:polygon draw:style-name="gr5" draw:layer="layout" svg:width="0.017cm" svg:height="0.524cm" svg:x="24.047cm" svg:y="11.479cm" svg:viewBox="0 0 18 525" draw:points="10,525 0,525 0,0 18,0 18,525">
            <text:p/>
          </draw:polygon>
          <draw:path draw:style-name="gr5" draw:layer="layout" svg:width="0.175cm" svg:height="0.29cm" svg:x="24.208cm" svg:y="11.596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24.528cm" svg:y="11.479cm" svg:viewBox="0 0 18 525" draw:points="10,525 0,525 0,0 18,0 18,525">
            <text:p/>
          </draw:polygon>
          <draw:polygon draw:style-name="gr5" draw:layer="layout" svg:width="0.498cm" svg:height="0.017cm" svg:x="24.047cm" svg:y="12.003cm" svg:viewBox="0 0 499 18" draw:points="250,18 0,18 0,0 499,0 499,18">
            <text:p/>
          </draw:polygon>
        </draw:g>
        <draw:g>
          <svg:title>TexMaths</svg:title>
          <svg:desc>12§latex§\fbox{3.1}§svg§600§FALSE§</svg:desc>
          <draw:polygon draw:style-name="gr9" draw:layer="layout" svg:width="0.826cm" svg:height="0.558cm" svg:x="18.848cm" svg:y="13.564cm" svg:viewBox="0 0 827 559" draw:points="414,559 0,559 0,0 827,0 827,559">
            <text:p/>
          </draw:polygon>
          <draw:polygon draw:style-name="gr5" draw:layer="layout" svg:width="0.826cm" svg:height="0.017cm" svg:x="18.848cm" svg:y="13.564cm" svg:viewBox="0 0 827 18" draw:points="414,18 0,18 0,0 827,0 827,18">
            <text:p/>
          </draw:polygon>
          <draw:polygon draw:style-name="gr5" draw:layer="layout" svg:width="0.017cm" svg:height="0.524cm" svg:x="18.848cm" svg:y="13.581cm" svg:viewBox="0 0 18 525" draw:points="10,525 0,525 0,0 18,0 18,525">
            <text:p/>
          </draw:polygon>
          <draw:path draw:style-name="gr5" draw:layer="layout" svg:width="0.175cm" svg:height="0.29cm" svg:x="19.009cm" svg:y="13.698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ath draw:style-name="gr5" draw:layer="layout" svg:width="0.045cm" svg:height="0.045cm" svg:x="19.238cm" svg:y="13.935cm" svg:viewBox="0 0 46 46" svg:d="M46 23c0-12-10-23-23-23-12 0-23 11-23 23 0 13 11 23 23 23 13 0 23-10 23-23z">
            <text:p/>
          </draw:path>
          <draw:path draw:style-name="gr5" draw:layer="layout" svg:width="0.139cm" svg:height="0.281cm" svg:x="19.357cm" svg:y="13.698cm" svg:viewBox="0 0 140 282" svg:d="M88 11c0-10 0-11-10-11-26 28-65 28-78 28v13c8 0 34 0 55-12v219c0 16-1 21-39 21h-14v13c16-1 52-1 70-1 17 0 54 0 68 1v-13h-13c-38 0-39-5-39-21z">
            <text:p/>
          </draw:path>
          <draw:polygon draw:style-name="gr5" draw:layer="layout" svg:width="0.017cm" svg:height="0.524cm" svg:x="19.657cm" svg:y="13.581cm" svg:viewBox="0 0 18 525" draw:points="10,525 0,525 0,0 18,0 18,525">
            <text:p/>
          </draw:polygon>
          <draw:polygon draw:style-name="gr5" draw:layer="layout" svg:width="0.826cm" svg:height="0.017cm" svg:x="18.848cm" svg:y="14.105cm" svg:viewBox="0 0 827 18" draw:points="414,18 0,18 0,0 827,0 827,18">
            <text:p/>
          </draw:polygon>
        </draw:g>
        <draw:g>
          <svg:title>TexMaths</svg:title>
          <svg:desc>12§latex§\fbox{3.2}§svg§600§FALSE§</svg:desc>
          <draw:polygon draw:style-name="gr9" draw:layer="layout" svg:width="0.826cm" svg:height="0.558cm" svg:x="26.049cm" svg:y="15.365cm" svg:viewBox="0 0 827 559" draw:points="414,559 0,559 0,0 827,0 827,559">
            <text:p/>
          </draw:polygon>
          <draw:polygon draw:style-name="gr5" draw:layer="layout" svg:width="0.826cm" svg:height="0.017cm" svg:x="26.049cm" svg:y="15.365cm" svg:viewBox="0 0 827 18" draw:points="414,18 0,18 0,0 827,0 827,18">
            <text:p/>
          </draw:polygon>
          <draw:polygon draw:style-name="gr5" draw:layer="layout" svg:width="0.017cm" svg:height="0.524cm" svg:x="26.049cm" svg:y="15.382cm" svg:viewBox="0 0 18 525" draw:points="10,525 0,525 0,0 18,0 18,525">
            <text:p/>
          </draw:polygon>
          <draw:path draw:style-name="gr5" draw:layer="layout" svg:width="0.175cm" svg:height="0.29cm" svg:x="26.21cm" svg:y="15.499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ath draw:style-name="gr5" draw:layer="layout" svg:width="0.045cm" svg:height="0.045cm" svg:x="26.439cm" svg:y="15.736cm" svg:viewBox="0 0 46 46" svg:d="M46 23c0-12-10-23-23-23-12 0-23 11-23 23 0 13 11 23 23 23 13 0 23-10 23-23z">
            <text:p/>
          </draw:path>
          <draw:path draw:style-name="gr5" draw:layer="layout" svg:width="0.168cm" svg:height="0.281cm" svg:x="26.541cm" svg:y="15.499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5" draw:layer="layout" svg:width="0.017cm" svg:height="0.524cm" svg:x="26.858cm" svg:y="15.382cm" svg:viewBox="0 0 18 525" draw:points="10,525 0,525 0,0 18,0 18,525">
            <text:p/>
          </draw:polygon>
          <draw:polygon draw:style-name="gr5" draw:layer="layout" svg:width="0.826cm" svg:height="0.017cm" svg:x="26.049cm" svg:y="15.906cm" svg:viewBox="0 0 827 18" draw:points="414,18 0,18 0,0 827,0 827,18">
            <text:p/>
          </draw:polygon>
        </draw:g>
        <draw:g>
          <svg:title>TexMaths</svg:title>
          <svg:desc>12§latex§\fbox{3.3}§svg§600§FALSE§</svg:desc>
          <draw:polygon draw:style-name="gr9" draw:layer="layout" svg:width="0.826cm" svg:height="0.558cm" svg:x="24.45cm" svg:y="16.166cm" svg:viewBox="0 0 827 559" draw:points="414,559 0,559 0,0 827,0 827,559">
            <text:p/>
          </draw:polygon>
          <draw:polygon draw:style-name="gr5" draw:layer="layout" svg:width="0.826cm" svg:height="0.017cm" svg:x="24.45cm" svg:y="16.166cm" svg:viewBox="0 0 827 18" draw:points="414,18 0,18 0,0 827,0 827,18">
            <text:p/>
          </draw:polygon>
          <draw:polygon draw:style-name="gr5" draw:layer="layout" svg:width="0.017cm" svg:height="0.524cm" svg:x="24.45cm" svg:y="16.183cm" svg:viewBox="0 0 18 525" draw:points="10,525 0,525 0,0 18,0 18,525">
            <text:p/>
          </draw:polygon>
          <draw:path draw:style-name="gr5" draw:layer="layout" svg:width="0.175cm" svg:height="0.29cm" svg:x="24.611cm" svg:y="16.3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ath draw:style-name="gr5" draw:layer="layout" svg:width="0.045cm" svg:height="0.045cm" svg:x="24.84cm" svg:y="16.537cm" svg:viewBox="0 0 46 46" svg:d="M46 23c0-12-10-23-23-23-12 0-23 11-23 23 0 13 11 23 23 23 13 0 23-10 23-23z">
            <text:p/>
          </draw:path>
          <draw:path draw:style-name="gr5" draw:layer="layout" svg:width="0.175cm" svg:height="0.29cm" svg:x="24.94cm" svg:y="16.3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5" draw:layer="layout" svg:width="0.017cm" svg:height="0.524cm" svg:x="25.259cm" svg:y="16.183cm" svg:viewBox="0 0 18 525" draw:points="10,525 0,525 0,0 18,0 18,525">
            <text:p/>
          </draw:polygon>
          <draw:polygon draw:style-name="gr5" draw:layer="layout" svg:width="0.826cm" svg:height="0.017cm" svg:x="24.45cm" svg:y="16.707cm" svg:viewBox="0 0 827 18" draw:points="414,18 0,18 0,0 827,0 827,18">
            <text:p/>
          </draw:polygon>
        </draw:g>
        <draw:g>
          <svg:title>TexMaths</svg:title>
          <svg:desc>12§latex§\fbox{4}§svg§600§FALSE§</svg:desc>
          <draw:polygon draw:style-name="gr9" draw:layer="layout" svg:width="0.498cm" svg:height="0.558cm" svg:x="17.949cm" svg:y="17.663cm" svg:viewBox="0 0 499 559" draw:points="250,559 0,559 0,0 499,0 499,559">
            <text:p/>
          </draw:polygon>
          <draw:polygon draw:style-name="gr5" draw:layer="layout" svg:width="0.498cm" svg:height="0.017cm" svg:x="17.949cm" svg:y="17.663cm" svg:viewBox="0 0 499 18" draw:points="250,18 0,18 0,0 499,0 499,18">
            <text:p/>
          </draw:polygon>
          <draw:polygon draw:style-name="gr5" draw:layer="layout" svg:width="0.017cm" svg:height="0.524cm" svg:x="17.949cm" svg:y="17.68cm" svg:viewBox="0 0 18 525" draw:points="10,525 0,525 0,0 18,0 18,525">
            <text:p/>
          </draw:polygon>
          <draw:path draw:style-name="gr5" draw:layer="layout" svg:width="0.187cm" svg:height="0.286cm" svg:x="18.104cm" svg:y="17.793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5" draw:layer="layout" svg:width="0.017cm" svg:height="0.524cm" svg:x="18.43cm" svg:y="17.68cm" svg:viewBox="0 0 18 525" draw:points="10,525 0,525 0,0 18,0 18,525">
            <text:p/>
          </draw:polygon>
          <draw:polygon draw:style-name="gr5" draw:layer="layout" svg:width="0.498cm" svg:height="0.017cm" svg:x="17.949cm" svg:y="18.204cm" svg:viewBox="0 0 499 18" draw:points="250,18 0,18 0,0 499,0 499,18">
            <text:p/>
          </draw:polygon>
        </draw:g>
        <draw:g>
          <svg:title>TexMaths</svg:title>
          <svg:desc>12§latex§\fbox{5}§svg§600§FALSE§</svg:desc>
          <draw:polygon draw:style-name="gr9" draw:layer="layout" svg:width="0.498cm" svg:height="0.558cm" svg:x="11.15cm" svg:y="18.963cm" svg:viewBox="0 0 499 559" draw:points="250,559 0,559 0,0 499,0 499,559">
            <text:p/>
          </draw:polygon>
          <draw:polygon draw:style-name="gr5" draw:layer="layout" svg:width="0.498cm" svg:height="0.017cm" svg:x="11.15cm" svg:y="18.963cm" svg:viewBox="0 0 499 18" draw:points="250,18 0,18 0,0 499,0 499,18">
            <text:p/>
          </draw:polygon>
          <draw:polygon draw:style-name="gr5" draw:layer="layout" svg:width="0.017cm" svg:height="0.524cm" svg:x="11.15cm" svg:y="18.98cm" svg:viewBox="0 0 18 525" draw:points="10,525 0,525 0,0 18,0 18,525">
            <text:p/>
          </draw:polygon>
          <draw:path draw:style-name="gr5" draw:layer="layout" svg:width="0.168cm" svg:height="0.29cm" svg:x="11.314cm" svg:y="19.097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5" draw:layer="layout" svg:width="0.017cm" svg:height="0.524cm" svg:x="11.631cm" svg:y="18.98cm" svg:viewBox="0 0 18 525" draw:points="10,525 0,525 0,0 18,0 18,525">
            <text:p/>
          </draw:polygon>
          <draw:polygon draw:style-name="gr5" draw:layer="layout" svg:width="0.498cm" svg:height="0.017cm" svg:x="11.15cm" svg:y="19.504cm" svg:viewBox="0 0 499 18" draw:points="250,18 0,18 0,0 499,0 499,18">
            <text:p/>
          </draw:polygon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14T21:37:20.235468621</dc:date>
    <meta:editing-duration>PT15H17M4S</meta:editing-duration>
    <meta:editing-cycles>48</meta:editing-cycles>
    <meta:generator>LibreOffice/4.2.8.2$Linux_X86_64 LibreOffice_project/420m0$Build-2</meta:generator>
    <dc:creator>Khan A</dc:creator>
    <meta:printed-by>Khan A</meta:printed-by>
    <meta:print-date>2017-01-31T15:30:33.652285154</meta:print-date>
    <meta:document-statistic meta:object-count="895"/>
  </office:meta>
</office:document-meta>
</file>